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3.896cm"/>
    </style:style>
    <style:style style:name="Tabla10.B" style:family="table-column">
      <style:table-column-properties style:column-width="2.214cm"/>
    </style:style>
    <style:style style:name="Tabla10.C" style:family="table-column">
      <style:table-column-properties style:column-width="10.90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2" style:family="table-row">
      <style:table-row-properties style:min-row-height="6.606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1.011cm"/>
    </style:style>
    <style:style style:name="Tabla2" style:family="table">
      <style:table-properties style:width="17.799cm" fo:margin-left="0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3.401cm"/>
    </style:style>
    <style:style style:name="Tabla2.D" style:family="table-column">
      <style:table-column-properties style:column-width="4.593cm"/>
    </style:style>
    <style:style style:name="Tabla2.E" style:family="table-column">
      <style:table-column-properties style:column-width="3.007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799cm" fo:margin-left="0cm" table:align="left"/>
    </style:style>
    <style:style style:name="Tabla15.A" style:family="table-column">
      <style:table-column-properties style:column-width="3.399cm"/>
    </style:style>
    <style:style style:name="Tabla15.B" style:family="table-column">
      <style:table-column-properties style:column-width="3.401cm"/>
    </style:style>
    <style:style style:name="Tabla15.D" style:family="table-column">
      <style:table-column-properties style:column-width="4.593cm"/>
    </style:style>
    <style:style style:name="Tabla15.E" style:family="table-column">
      <style:table-column-properties style:column-width="3.007cm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5.666cm" style:rel-column-width="21840*"/>
    </style:style>
    <style:style style:name="Tabla12.B" style:family="table-column">
      <style:table-column-properties style:column-width="2.833cm" style:rel-column-width="10920*"/>
    </style:style>
    <style:style style:name="Tabla12.D" style:family="table-column">
      <style:table-column-properties style:column-width="5.669cm" style:rel-column-width="21855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3" style:family="table-row">
      <style:table-row-properties style:min-row-height="14.797cm"/>
    </style:style>
    <style:style style:name="Tabla12.4" style:family="table-row">
      <style:table-row-properties style:min-row-height="0.781cm"/>
    </style:style>
    <style:style style:name="Tabla12.5" style:family="table-row">
      <style:table-row-properties style:min-row-height="1.395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.997cm" style:rel-column-width="7697*"/>
    </style:style>
    <style:style style:name="Tabla7.B" style:family="table-column">
      <style:table-column-properties style:column-width="3.295cm" style:rel-column-width="12701*"/>
    </style:style>
    <style:style style:name="Tabla7.C" style:family="table-column">
      <style:table-column-properties style:column-width="3.007cm" style:rel-column-width="11593*"/>
    </style:style>
    <style:style style:name="Tabla7.D" style:family="table-column">
      <style:table-column-properties style:column-width="5.3cm" style:rel-column-width="20432*"/>
    </style:style>
    <style:style style:name="Tabla7.E" style:family="table-column">
      <style:table-column-properties style:column-width="3.401cm" style:rel-column-width="13112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12.825cm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3" style:family="table-row">
      <style:table-row-properties style:min-row-height="0.746cm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3" style:family="table-row">
      <style:table-row-properties style:min-row-height="0.746cm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399cm" style:rel-column-width="13102*"/>
    </style:style>
    <style:style style:name="Tabla11.B" style:family="table-column">
      <style:table-column-properties style:column-width="3.401cm" style:rel-column-width="13109*"/>
    </style:style>
    <style:style style:name="Tabla11.D" style:family="table-column">
      <style:table-column-properties style:column-width="2.598cm" style:rel-column-width="10015*"/>
    </style:style>
    <style:style style:name="Tabla11.E" style:family="table-column">
      <style:table-column-properties style:column-width="4.205cm" style:rel-column-width="1620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3" style:family="table-row">
      <style:table-row-properties style:min-row-height="2.027cm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3.401cm" style:rel-column-width="13107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3" style:family="table-row">
      <style:table-row-properties style:min-row-height="2.027cm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1.588cm"/>
    </style:style>
    <style:style style:name="Tabla3.C" style:family="table-column">
      <style:table-column-properties style:column-width="12.51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2" style:family="table-row">
      <style:table-row-properties style:min-row-height="8.722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3.392cm"/>
    </style:style>
    <style:style style:name="Tabla3.4" style:family="table-row">
      <style:table-row-properties style:min-row-height="3.2cm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49cm" style:rel-column-width="5745*"/>
    </style:style>
    <style:style style:name="Tabla1.B" style:family="table-column">
      <style:table-column-properties style:column-width="3.2cm" style:rel-column-width="12334*"/>
    </style:style>
    <style:style style:name="Tabla1.C" style:family="table-column">
      <style:table-column-properties style:column-width="3.415cm" style:rel-column-width="13164*"/>
    </style:style>
    <style:style style:name="Tabla1.D" style:family="table-column">
      <style:table-column-properties style:column-width="5.495cm" style:rel-column-width="21180*"/>
    </style:style>
    <style:style style:name="Tabla1.E" style:family="table-column">
      <style:table-column-properties style:column-width="3.401cm" style:rel-column-width="13112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04cm" style:rel-column-width="6956*"/>
    </style:style>
    <style:style style:name="Tabla4.B" style:family="table-column">
      <style:table-column-properties style:column-width="3.704cm" style:rel-column-width="14279*"/>
    </style:style>
    <style:style style:name="Tabla4.C" style:family="table-column">
      <style:table-column-properties style:column-width="2.886cm" style:rel-column-width="11124*"/>
    </style:style>
    <style:style style:name="Tabla4.D" style:family="table-column">
      <style:table-column-properties style:column-width="4.306cm" style:rel-column-width="16597*"/>
    </style:style>
    <style:style style:name="Tabla4.E" style:family="table-column">
      <style:table-column-properties style:column-width="4.3cm" style:rel-column-width="16579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101cm" fo:margin-left="0cm" table:align="left"/>
    </style:style>
    <style:style style:name="Tabla6.A" style:family="table-column">
      <style:table-column-properties style:column-width="3.399cm"/>
    </style:style>
    <style:style style:name="Tabla6.B" style:family="table-column">
      <style:table-column-properties style:column-width="3.401cm"/>
    </style:style>
    <style:style style:name="Tabla6.E" style:family="table-column">
      <style:table-column-properties style:column-width="3.501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101cm" fo:margin-left="0cm" table:align="left"/>
    </style:style>
    <style:style style:name="Tabla13.A" style:family="table-column">
      <style:table-column-properties style:column-width="3.399cm"/>
    </style:style>
    <style:style style:name="Tabla13.B" style:family="table-column">
      <style:table-column-properties style:column-width="3.401cm"/>
    </style:style>
    <style:style style:name="Tabla13.E" style:family="table-column">
      <style:table-column-properties style:column-width="3.501cm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101cm" fo:margin-left="0cm" table:align="left"/>
    </style:style>
    <style:style style:name="Tabla14.A" style:family="table-column">
      <style:table-column-properties style:column-width="1.997cm"/>
    </style:style>
    <style:style style:name="Tabla14.B" style:family="table-column">
      <style:table-column-properties style:column-width="3.006cm"/>
    </style:style>
    <style:style style:name="Tabla14.C" style:family="table-column">
      <style:table-column-properties style:column-width="3.297cm"/>
    </style:style>
    <style:style style:name="Tabla14.D" style:family="table-column">
      <style:table-column-properties style:column-width="5.3cm"/>
    </style:style>
    <style:style style:name="Tabla14.E" style:family="table-column">
      <style:table-column-properties style:column-width="3.501cm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1.395cm"/>
    </style:style>
    <style:style style:name="Tabla16.B" style:family="table-column">
      <style:table-column-properties style:column-width="5.316cm"/>
    </style:style>
    <style:style style:name="Tabla16.C" style:family="table-column">
      <style:table-column-properties style:column-width="2.789cm"/>
    </style:style>
    <style:style style:name="Tabla16.D" style:family="table-column">
      <style:table-column-properties style:column-width="4.099cm"/>
    </style:style>
    <style:style style:name="Tabla16.E" style:family="table-column">
      <style:table-column-properties style:column-width="3.501cm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101cm" fo:margin-left="0cm" table:align="left"/>
    </style:style>
    <style:style style:name="Tabla17.A" style:family="table-column">
      <style:table-column-properties style:column-width="1.395cm"/>
    </style:style>
    <style:style style:name="Tabla17.B" style:family="table-column">
      <style:table-column-properties style:column-width="5.316cm"/>
    </style:style>
    <style:style style:name="Tabla17.C" style:family="table-column">
      <style:table-column-properties style:column-width="2.789cm"/>
    </style:style>
    <style:style style:name="Tabla17.D" style:family="table-column">
      <style:table-column-properties style:column-width="4.099cm"/>
    </style:style>
    <style:style style:name="Tabla17.E" style:family="table-column">
      <style:table-column-properties style:column-width="3.501cm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101cm" fo:margin-left="0cm" table:align="left"/>
    </style:style>
    <style:style style:name="Tabla19.A" style:family="table-column">
      <style:table-column-properties style:column-width="1.395cm"/>
    </style:style>
    <style:style style:name="Tabla19.B" style:family="table-column">
      <style:table-column-properties style:column-width="5.316cm"/>
    </style:style>
    <style:style style:name="Tabla19.C" style:family="table-column">
      <style:table-column-properties style:column-width="2.789cm"/>
    </style:style>
    <style:style style:name="Tabla19.D" style:family="table-column">
      <style:table-column-properties style:column-width="4.099cm"/>
    </style:style>
    <style:style style:name="Tabla19.E" style:family="table-column">
      <style:table-column-properties style:column-width="3.501cm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4d10e" officeooo:paragraph-rsid="0014d10e"/>
    </style:style>
    <style:style style:name="P2" style:family="paragraph" style:parent-style-name="Standard">
      <style:text-properties officeooo:paragraph-rsid="00103d14"/>
    </style:style>
    <style:style style:name="P3" style:family="paragraph" style:parent-style-name="Standard">
      <style:text-properties officeooo:paragraph-rsid="001161eb"/>
    </style:style>
    <style:style style:name="P4" style:family="paragraph" style:parent-style-name="Standard">
      <style:text-properties officeooo:rsid="0012d34b" officeooo:paragraph-rsid="0012d34b"/>
    </style:style>
    <style:style style:name="P5" style:family="paragraph" style:parent-style-name="Standard">
      <style:text-properties officeooo:rsid="0012d34b" officeooo:paragraph-rsid="0014d10e"/>
    </style:style>
    <style:style style:name="P6" style:family="paragraph" style:parent-style-name="Standard">
      <style:text-properties officeooo:paragraph-rsid="0014d10e"/>
    </style:style>
    <style:style style:name="P7" style:family="paragraph" style:parent-style-name="Standard">
      <style:text-properties officeooo:rsid="00103d14" officeooo:paragraph-rsid="001161eb"/>
    </style:style>
    <style:style style:name="P8" style:family="paragraph" style:parent-style-name="Standard">
      <style:text-properties officeooo:paragraph-rsid="001adadb"/>
    </style:style>
    <style:style style:name="P9" style:family="paragraph" style:parent-style-name="Standard">
      <style:paragraph-properties fo:text-align="center" style:justify-single-word="false"/>
      <style:text-properties fo:font-size="15pt" officeooo:rsid="001fc727" officeooo:paragraph-rsid="001fc727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5pt" officeooo:rsid="001fc727" officeooo:paragraph-rsid="0020def9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15pt" officeooo:rsid="001fc727" officeooo:paragraph-rsid="004e8a92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officeooo:rsid="001fc727" officeooo:paragraph-rsid="006232f1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officeooo:rsid="001fc727" officeooo:paragraph-rsid="0063e503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15pt" officeooo:rsid="001fc727" officeooo:paragraph-rsid="00752830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officeooo:rsid="0014d10e" officeooo:paragraph-rsid="0012d34b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fo:font-size="15pt" officeooo:rsid="004e8a92" officeooo:paragraph-rsid="004e8a92" style:font-size-asian="15pt" style:font-size-complex="15pt"/>
    </style:style>
    <style:style style:name="P17" style:family="paragraph" style:parent-style-name="Standard">
      <style:text-properties style:font-name="Liberation Serif" fo:font-size="12pt" fo:font-style="normal" fo:font-weight="normal" officeooo:rsid="00103d14" officeooo:paragraph-rsid="001adadb" style:font-size-asian="12pt" style:font-style-asian="normal" style:font-weight-asian="normal"/>
    </style:style>
    <style:style style:name="P18" style:family="paragraph" style:parent-style-name="Standard">
      <style:text-properties style:font-name="Liberation Serif" fo:font-size="12pt" fo:font-style="normal" fo:font-weight="normal" officeooo:rsid="001adadb" officeooo:paragraph-rsid="001e6fe2" style:font-size-asian="12pt" style:font-style-asian="normal" style:font-weight-asian="normal"/>
    </style:style>
    <style:style style:name="P19" style:family="paragraph" style:parent-style-name="Standard">
      <style:text-properties style:font-name="Liberation Serif" fo:font-size="12pt" fo:font-style="normal" fo:font-weight="normal" officeooo:rsid="001adadb" officeooo:paragraph-rsid="001adadb" style:font-size-asian="12pt" style:font-style-asian="normal" style:font-weight-asian="normal"/>
    </style:style>
    <style:style style:name="P20" style:family="paragraph" style:parent-style-name="Standard">
      <style:text-properties style:font-name="Liberation Serif" fo:font-size="10.5pt" fo:font-style="normal" fo:font-weight="normal" style:font-size-asian="10.5pt" style:font-style-asian="normal" style:font-weight-asian="normal" style:font-size-complex="10.5pt"/>
    </style:style>
    <style:style style:name="P21" style:family="paragraph" style:parent-style-name="Standard">
      <style:text-properties style:font-name="Liberation Serif" fo:font-size="10.5pt" fo:font-style="normal" fo:font-weight="normal" officeooo:paragraph-rsid="002eb5cb" style:font-size-asian="10.5pt" style:font-style-asian="normal" style:font-weight-asian="normal" style:font-size-complex="10.5pt"/>
    </style:style>
    <style:style style:name="P22" style:family="paragraph" style:parent-style-name="Standard">
      <style:text-properties style:font-name="Liberation Serif" fo:font-size="10.5pt" fo:font-style="normal" fo:font-weight="normal" officeooo:rsid="002eb5cb" officeooo:paragraph-rsid="002eb5cb" style:font-size-asian="10.5pt" style:font-style-asian="normal" style:font-weight-asian="normal" style:font-size-complex="10.5pt"/>
    </style:style>
    <style:style style:name="P23" style:family="paragraph" style:parent-style-name="Standard">
      <style:text-properties style:font-name="Liberation Serif" fo:font-size="10.5pt" fo:font-style="normal" fo:font-weight="normal" officeooo:rsid="002eb5cb" officeooo:paragraph-rsid="006e4872" style:font-size-asian="10.5pt" style:font-style-asian="normal" style:font-weight-asian="normal" style:font-size-complex="10.5pt"/>
    </style:style>
    <style:style style:name="P24" style:family="paragraph" style:parent-style-name="Standard">
      <style:text-properties style:font-name="Liberation Serif" fo:font-size="10.5pt" fo:font-style="normal" fo:font-weight="normal" officeooo:rsid="002eb5cb" officeooo:paragraph-rsid="0071638e" style:font-size-asian="10.5pt" style:font-style-asian="normal" style:font-weight-asian="normal" style:font-size-complex="10.5pt"/>
    </style:style>
    <style:style style:name="P25" style:family="paragraph" style:parent-style-name="Standard">
      <style:text-properties style:font-name="Liberation Serif" fo:font-size="10.5pt" fo:font-style="normal" fo:font-weight="normal" officeooo:rsid="002eb5cb" officeooo:paragraph-rsid="00739bce" style:font-size-asian="10.5pt" style:font-style-asian="normal" style:font-weight-asian="normal" style:font-size-complex="10.5pt"/>
    </style:style>
    <style:style style:name="P26" style:family="paragraph" style:parent-style-name="Standard">
      <style:text-properties style:font-name="Liberation Serif" fo:font-size="10.5pt" fo:font-style="normal" fo:font-weight="normal" officeooo:paragraph-rsid="006e4872" style:font-size-asian="10.5pt" style:font-style-asian="normal" style:font-weight-asian="normal" style:font-size-complex="10.5pt"/>
    </style:style>
    <style:style style:name="P27" style:family="paragraph" style:parent-style-name="Standard">
      <style:text-properties style:font-name="Liberation Serif" fo:font-size="10.5pt" fo:font-style="normal" fo:font-weight="normal" officeooo:paragraph-rsid="0071638e" style:font-size-asian="10.5pt" style:font-style-asian="normal" style:font-weight-asian="normal" style:font-size-complex="10.5pt"/>
    </style:style>
    <style:style style:name="P28" style:family="paragraph" style:parent-style-name="Standard">
      <style:text-properties style:font-name="Liberation Serif" fo:font-size="10.5pt" fo:font-style="normal" fo:font-weight="normal" officeooo:paragraph-rsid="00739bce" style:font-size-asian="10.5pt" style:font-style-asian="normal" style:font-weight-asian="normal" style:font-size-complex="10.5pt"/>
    </style:style>
    <style:style style:name="P29" style:family="paragraph" style:parent-style-name="Standard">
      <style:text-properties style:font-name="Liberation Serif" fo:font-size="11pt" fo:font-style="normal" fo:font-weight="normal" style:font-size-asian="11pt" style:font-style-asian="normal" style:font-weight-asian="normal" style:font-size-complex="11pt"/>
    </style:style>
    <style:style style:name="P30" style:family="paragraph" style:parent-style-name="Standard">
      <style:text-properties style:font-name="Liberation Serif" fo:font-size="11pt" fo:font-style="normal" fo:font-weight="normal" officeooo:rsid="0053c3f5" officeooo:paragraph-rsid="0053c3f5" style:font-size-asian="11pt" style:font-style-asian="normal" style:font-weight-asian="normal" style:font-size-complex="11pt"/>
    </style:style>
    <style:style style:name="P31" style:family="paragraph" style:parent-style-name="Standard">
      <style:text-properties style:font-name="Liberation Serif" fo:font-size="11pt" fo:font-style="normal" fo:font-weight="normal" officeooo:paragraph-rsid="0053c3f5" style:font-size-asian="11pt" style:font-style-asian="normal" style:font-weight-asian="normal" style:font-size-complex="11pt"/>
    </style:style>
    <style:style style:name="P32" style:family="paragraph" style:parent-style-name="Standard">
      <style:text-properties style:font-name="Liberation Serif" fo:font-size="11pt" fo:font-style="normal" fo:font-weight="bold" officeooo:rsid="0053c3f5" officeooo:paragraph-rsid="0053c3f5" style:font-size-asian="11pt" style:font-style-asian="normal" style:font-weight-asian="bold" style:font-size-complex="11pt" style:font-weight-complex="bold"/>
    </style:style>
    <style:style style:name="P33" style:family="paragraph" style:parent-style-name="Standard">
      <style:text-properties officeooo:paragraph-rsid="0020def9"/>
    </style:style>
    <style:style style:name="P34" style:family="paragraph" style:parent-style-name="Standard">
      <style:text-properties fo:font-size="10.5pt" style:font-size-asian="10.5pt" style:font-size-complex="10.5pt"/>
    </style:style>
    <style:style style:name="P35" style:family="paragraph" style:parent-style-name="Standard">
      <style:text-properties fo:font-size="10.5pt" officeooo:paragraph-rsid="001161eb" style:font-size-asian="10.5pt" style:font-size-complex="10.5pt"/>
    </style:style>
    <style:style style:name="P36" style:family="paragraph" style:parent-style-name="Standard">
      <style:text-properties fo:font-size="10.5pt" officeooo:rsid="002eb5cb" officeooo:paragraph-rsid="002eb5cb" style:font-size-asian="10.5pt" style:font-size-complex="10.5pt"/>
    </style:style>
    <style:style style:name="P37" style:family="paragraph" style:parent-style-name="Standard">
      <style:text-properties fo:font-size="10.5pt" officeooo:rsid="002eb5cb" officeooo:paragraph-rsid="006e4872" style:font-size-asian="10.5pt" style:font-size-complex="10.5pt"/>
    </style:style>
    <style:style style:name="P38" style:family="paragraph" style:parent-style-name="Standard">
      <style:text-properties fo:font-size="10.5pt" officeooo:rsid="002eb5cb" officeooo:paragraph-rsid="0071638e" style:font-size-asian="10.5pt" style:font-size-complex="10.5pt"/>
    </style:style>
    <style:style style:name="P39" style:family="paragraph" style:parent-style-name="Standard">
      <style:text-properties fo:font-size="10.5pt" officeooo:rsid="002eb5cb" officeooo:paragraph-rsid="00739bce" style:font-size-asian="10.5pt" style:font-size-complex="10.5pt"/>
    </style:style>
    <style:style style:name="P40" style:family="paragraph" style:parent-style-name="Standard">
      <style:text-properties fo:font-size="10.5pt" officeooo:rsid="0068fbac" officeooo:paragraph-rsid="006e4872" style:font-size-asian="10.5pt" style:font-size-complex="10.5pt"/>
    </style:style>
    <style:style style:name="P41" style:family="paragraph" style:parent-style-name="Standard">
      <style:text-properties fo:font-size="10.5pt" officeooo:rsid="0068fbac" officeooo:paragraph-rsid="0071638e" style:font-size-asian="10.5pt" style:font-size-complex="10.5pt"/>
    </style:style>
    <style:style style:name="P42" style:family="paragraph" style:parent-style-name="Standard">
      <style:text-properties fo:font-size="10.5pt" officeooo:rsid="0068fbac" officeooo:paragraph-rsid="00739bce" style:font-size-asian="10.5pt" style:font-size-complex="10.5pt"/>
    </style:style>
    <style:style style:name="P43" style:family="paragraph" style:parent-style-name="Standard">
      <style:text-properties fo:font-size="10.5pt" officeooo:paragraph-rsid="006e4872" style:font-size-asian="10.5pt" style:font-size-complex="10.5pt"/>
    </style:style>
    <style:style style:name="P44" style:family="paragraph" style:parent-style-name="Standard">
      <style:text-properties fo:font-size="10.5pt" officeooo:paragraph-rsid="0071638e" style:font-size-asian="10.5pt" style:font-size-complex="10.5pt"/>
    </style:style>
    <style:style style:name="P45" style:family="paragraph" style:parent-style-name="Standard">
      <style:text-properties fo:font-size="10.5pt" officeooo:paragraph-rsid="00739bce" style:font-size-asian="10.5pt" style:font-size-complex="10.5pt"/>
    </style:style>
    <style:style style:name="P46" style:family="paragraph" style:parent-style-name="Standard">
      <style:text-properties fo:font-size="11pt" style:font-size-asian="11pt" style:font-size-complex="11pt"/>
    </style:style>
    <style:style style:name="P47" style:family="paragraph" style:parent-style-name="Standard">
      <style:text-properties fo:font-size="11pt" officeooo:rsid="0053c3f5" style:font-size-asian="11pt" style:font-size-complex="11pt"/>
    </style:style>
    <style:style style:name="P48" style:family="paragraph" style:parent-style-name="Standard">
      <style:text-properties fo:font-size="11pt" officeooo:rsid="0053c3f5" officeooo:paragraph-rsid="0053c3f5" style:font-size-asian="11pt" style:font-size-complex="11pt"/>
    </style:style>
    <style:style style:name="P49" style:family="paragraph" style:parent-style-name="Standard">
      <style:text-properties officeooo:paragraph-rsid="0068fbac"/>
    </style:style>
    <style:style style:name="P50" style:family="paragraph" style:parent-style-name="Standard">
      <style:text-properties officeooo:paragraph-rsid="006e4872"/>
    </style:style>
    <style:style style:name="P51" style:family="paragraph" style:parent-style-name="Standard">
      <style:text-properties officeooo:paragraph-rsid="006ea09f"/>
    </style:style>
    <style:style style:name="P52" style:family="paragraph" style:parent-style-name="Standard">
      <style:text-properties officeooo:rsid="006ea09f" officeooo:paragraph-rsid="006ea09f"/>
    </style:style>
    <style:style style:name="P53" style:family="paragraph" style:parent-style-name="Standard">
      <style:text-properties officeooo:paragraph-rsid="0071638e"/>
    </style:style>
    <style:style style:name="P54" style:family="paragraph" style:parent-style-name="Standard">
      <style:text-properties officeooo:paragraph-rsid="0072f0a6"/>
    </style:style>
    <style:style style:name="P55" style:family="paragraph" style:parent-style-name="Standard">
      <style:text-properties officeooo:paragraph-rsid="00739bce"/>
    </style:style>
    <style:style style:name="P56" style:family="paragraph" style:parent-style-name="Standard">
      <style:text-properties officeooo:paragraph-rsid="007da059"/>
    </style:style>
    <style:style style:name="P57" style:family="paragraph" style:parent-style-name="Table_20_Contents">
      <style:text-properties officeooo:rsid="00103d14" officeooo:paragraph-rsid="001161eb"/>
    </style:style>
    <style:style style:name="P58" style:family="paragraph" style:parent-style-name="Table_20_Contents">
      <style:text-properties officeooo:rsid="00103d14" officeooo:paragraph-rsid="004e8a92"/>
    </style:style>
    <style:style style:name="P59" style:family="paragraph" style:parent-style-name="Table_20_Contents">
      <style:text-properties officeooo:rsid="00103d14" officeooo:paragraph-rsid="0068fbac"/>
    </style:style>
    <style:style style:name="P60" style:family="paragraph" style:parent-style-name="Table_20_Contents">
      <style:text-properties officeooo:rsid="00103d14" officeooo:paragraph-rsid="006e4872"/>
    </style:style>
    <style:style style:name="P61" style:family="paragraph" style:parent-style-name="Table_20_Contents">
      <style:text-properties officeooo:rsid="00103d14" officeooo:paragraph-rsid="006ea09f"/>
    </style:style>
    <style:style style:name="P62" style:family="paragraph" style:parent-style-name="Table_20_Contents">
      <style:text-properties officeooo:rsid="00103d14" officeooo:paragraph-rsid="0071638e"/>
    </style:style>
    <style:style style:name="P63" style:family="paragraph" style:parent-style-name="Table_20_Contents">
      <style:text-properties officeooo:rsid="00103d14" officeooo:paragraph-rsid="00739bce"/>
    </style:style>
    <style:style style:name="P64" style:family="paragraph" style:parent-style-name="Table_20_Contents">
      <style:text-properties officeooo:rsid="00103d14" officeooo:paragraph-rsid="007da059"/>
    </style:style>
    <style:style style:name="P65" style:family="paragraph" style:parent-style-name="Table_20_Contents">
      <style:text-properties officeooo:rsid="001161eb" officeooo:paragraph-rsid="001161eb"/>
    </style:style>
    <style:style style:name="P66" style:family="paragraph" style:parent-style-name="Table_20_Contents">
      <style:text-properties officeooo:rsid="001161eb" officeooo:paragraph-rsid="0031832f"/>
    </style:style>
    <style:style style:name="P67" style:family="paragraph" style:parent-style-name="Table_20_Contents">
      <style:text-properties officeooo:rsid="001161eb" officeooo:paragraph-rsid="0051b6b9"/>
    </style:style>
    <style:style style:name="P68" style:family="paragraph" style:parent-style-name="Table_20_Contents">
      <style:text-properties officeooo:rsid="001161eb" officeooo:paragraph-rsid="0068fbac"/>
    </style:style>
    <style:style style:name="P69" style:family="paragraph" style:parent-style-name="Table_20_Contents">
      <style:text-properties officeooo:rsid="001161eb" officeooo:paragraph-rsid="006e4872"/>
    </style:style>
    <style:style style:name="P70" style:family="paragraph" style:parent-style-name="Table_20_Contents">
      <style:text-properties officeooo:rsid="001161eb" officeooo:paragraph-rsid="006ea09f"/>
    </style:style>
    <style:style style:name="P71" style:family="paragraph" style:parent-style-name="Table_20_Contents">
      <style:text-properties officeooo:rsid="001161eb" officeooo:paragraph-rsid="0071638e"/>
    </style:style>
    <style:style style:name="P72" style:family="paragraph" style:parent-style-name="Table_20_Contents">
      <style:text-properties officeooo:rsid="001161eb" officeooo:paragraph-rsid="00739bce"/>
    </style:style>
    <style:style style:name="P73" style:family="paragraph" style:parent-style-name="Table_20_Contents">
      <style:text-properties officeooo:rsid="001161eb" officeooo:paragraph-rsid="007da059"/>
    </style:style>
    <style:style style:name="P74" style:family="paragraph" style:parent-style-name="Table_20_Contents">
      <style:text-properties officeooo:paragraph-rsid="001161eb"/>
    </style:style>
    <style:style style:name="P75" style:family="paragraph" style:parent-style-name="Table_20_Contents">
      <style:text-properties officeooo:rsid="0004b355" officeooo:paragraph-rsid="0014d10e"/>
    </style:style>
    <style:style style:name="P76" style:family="paragraph" style:parent-style-name="Table_20_Contents">
      <style:text-properties officeooo:rsid="0004b355" officeooo:paragraph-rsid="0020def9"/>
    </style:style>
    <style:style style:name="P77" style:family="paragraph" style:parent-style-name="Table_20_Contents">
      <style:text-properties officeooo:rsid="00068e27" officeooo:paragraph-rsid="0014d10e"/>
    </style:style>
    <style:style style:name="P78" style:family="paragraph" style:parent-style-name="Table_20_Contents">
      <style:text-properties officeooo:rsid="00068e27" officeooo:paragraph-rsid="0020def9"/>
    </style:style>
    <style:style style:name="P79" style:family="paragraph" style:parent-style-name="Table_20_Contents">
      <style:text-properties officeooo:paragraph-rsid="0014d10e"/>
    </style:style>
    <style:style style:name="P80" style:family="paragraph" style:parent-style-name="Table_20_Contents">
      <style:text-properties officeooo:rsid="001a14cc" officeooo:paragraph-rsid="001a14cc"/>
    </style:style>
    <style:style style:name="P81" style:family="paragraph" style:parent-style-name="Table_20_Contents">
      <style:text-properties officeooo:rsid="001c1b9f" officeooo:paragraph-rsid="001c1b9f"/>
    </style:style>
    <style:style style:name="P82" style:family="paragraph" style:parent-style-name="Table_20_Contents">
      <style:text-properties officeooo:rsid="001c724d" officeooo:paragraph-rsid="001c724d"/>
    </style:style>
    <style:style style:name="P83" style:family="paragraph" style:parent-style-name="Table_20_Contents">
      <style:text-properties officeooo:rsid="001c724d" officeooo:paragraph-rsid="0020def9"/>
    </style:style>
    <style:style style:name="P84" style:family="paragraph" style:parent-style-name="Table_20_Contents">
      <style:text-properties officeooo:rsid="001c724d" officeooo:paragraph-rsid="0031cd00"/>
    </style:style>
    <style:style style:name="P85" style:family="paragraph" style:parent-style-name="Table_20_Contents">
      <style:text-properties officeooo:rsid="002fccd9" officeooo:paragraph-rsid="002fccd9"/>
    </style:style>
    <style:style style:name="P86" style:family="paragraph" style:parent-style-name="Table_20_Contents">
      <style:text-properties officeooo:rsid="0030a9d7" officeooo:paragraph-rsid="0030a9d7"/>
    </style:style>
    <style:style style:name="P87" style:family="paragraph" style:parent-style-name="Table_20_Contents">
      <style:text-properties officeooo:rsid="0031cd00" officeooo:paragraph-rsid="0031cd00"/>
    </style:style>
    <style:style style:name="P88" style:family="paragraph" style:parent-style-name="Table_20_Contents">
      <style:text-properties officeooo:rsid="00330342" officeooo:paragraph-rsid="00330342"/>
    </style:style>
    <style:style style:name="P89" style:family="paragraph" style:parent-style-name="Table_20_Contents">
      <style:text-properties officeooo:rsid="0036567e" officeooo:paragraph-rsid="0036567e"/>
    </style:style>
    <style:style style:name="P90" style:family="paragraph" style:parent-style-name="Table_20_Contents">
      <style:text-properties officeooo:rsid="0037623d" officeooo:paragraph-rsid="0037623d"/>
    </style:style>
    <style:style style:name="P91" style:family="paragraph" style:parent-style-name="Table_20_Contents">
      <style:text-properties officeooo:rsid="002e4b28" officeooo:paragraph-rsid="002e4b28"/>
    </style:style>
    <style:style style:name="P92" style:family="paragraph" style:parent-style-name="Table_20_Contents">
      <style:text-properties officeooo:rsid="002eb5cb" officeooo:paragraph-rsid="002eb5cb"/>
    </style:style>
    <style:style style:name="P93" style:family="paragraph" style:parent-style-name="Table_20_Contents">
      <style:text-properties officeooo:rsid="0020def9" officeooo:paragraph-rsid="0020def9"/>
    </style:style>
    <style:style style:name="P94" style:family="paragraph" style:parent-style-name="Table_20_Contents">
      <style:text-properties style:text-underline-style="none" officeooo:paragraph-rsid="0020def9"/>
    </style:style>
    <style:style style:name="P95" style:family="paragraph" style:parent-style-name="Table_20_Contents">
      <style:text-properties officeooo:paragraph-rsid="0020def9"/>
    </style:style>
    <style:style style:name="P96" style:family="paragraph" style:parent-style-name="Table_20_Contents">
      <style:text-properties officeooo:rsid="00328bc0" officeooo:paragraph-rsid="00328bc0"/>
    </style:style>
    <style:style style:name="P97" style:family="paragraph" style:parent-style-name="Table_20_Contents">
      <style:text-properties officeooo:rsid="00528f3d" officeooo:paragraph-rsid="00528f3d"/>
    </style:style>
    <style:style style:name="P98" style:family="paragraph" style:parent-style-name="Table_20_Contents">
      <style:text-properties officeooo:rsid="0053c3f5" officeooo:paragraph-rsid="0053c3f5"/>
    </style:style>
    <style:style style:name="P99" style:family="paragraph" style:parent-style-name="Table_20_Contents">
      <style:text-properties fo:font-size="11pt" officeooo:rsid="0053c3f5" officeooo:paragraph-rsid="0053c3f5" style:font-size-asian="11pt" style:font-size-complex="11pt"/>
    </style:style>
    <style:style style:name="P100" style:family="paragraph" style:parent-style-name="Table_20_Contents">
      <style:text-properties fo:font-size="11pt" fo:font-weight="bold" officeooo:rsid="0053c3f5" officeooo:paragraph-rsid="0053c3f5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officeooo:rsid="00541175" officeooo:paragraph-rsid="00541175"/>
    </style:style>
    <style:style style:name="P102" style:family="paragraph" style:parent-style-name="Table_20_Contents">
      <style:paragraph-properties fo:text-align="start" style:justify-single-word="false"/>
      <style:text-properties fo:font-size="12pt" officeooo:rsid="00541175" officeooo:paragraph-rsid="00541175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officeooo:rsid="00391d95" officeooo:paragraph-rsid="00391d95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0577313" officeooo:paragraph-rsid="00577313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paragraph-rsid="006232f1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5905e9" officeooo:paragraph-rsid="005905e9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5905e9" officeooo:paragraph-rsid="006232f1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5905e9" officeooo:paragraph-rsid="0063e503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5905e9" officeooo:paragraph-rsid="00752830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5a0ab9" officeooo:paragraph-rsid="005a0ab9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05a0ab9" officeooo:paragraph-rsid="005a0ab9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5c3211" officeooo:paragraph-rsid="005c3211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05c3211" officeooo:paragraph-rsid="005c3211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2fccd9" officeooo:paragraph-rsid="005a0ab9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6232f1" officeooo:paragraph-rsid="006232f1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6232f1" officeooo:paragraph-rsid="0063e503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6232f1" officeooo:paragraph-rsid="00752830" style:font-size-asian="12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officeooo:rsid="006232f1" officeooo:paragraph-rsid="006232f1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officeooo:rsid="006232f1" officeooo:paragraph-rsid="0063e503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06232f1" officeooo:paragraph-rsid="00752830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63e503" officeooo:paragraph-rsid="0063e503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63e503" officeooo:paragraph-rsid="00752830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06c7d18" officeooo:paragraph-rsid="006c7d18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77a8fa" officeooo:paragraph-rsid="0077a8fa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391d95" officeooo:paragraph-rsid="00391d95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6232f1" officeooo:paragraph-rsid="006232f1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style:text-underline-style="none" officeooo:rsid="00391d95" officeooo:paragraph-rsid="00391d95" style:font-size-asian="12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style:text-underline-style="none" officeooo:rsid="006232f1" officeooo:paragraph-rsid="006232f1" style:font-size-asian="12pt" style:font-size-complex="12pt"/>
    </style:style>
    <style:style style:name="P130" style:family="paragraph" style:parent-style-name="Table_20_Contents">
      <style:text-properties officeooo:rsid="006ea09f" officeooo:paragraph-rsid="006ea09f"/>
    </style:style>
    <style:style style:name="P131" style:family="paragraph" style:parent-style-name="Table_20_Contents">
      <style:text-properties officeooo:rsid="0068fbac" officeooo:paragraph-rsid="0068fbac"/>
    </style:style>
    <style:style style:name="P132" style:family="paragraph" style:parent-style-name="Table_20_Contents">
      <style:text-properties officeooo:rsid="006e4872" officeooo:paragraph-rsid="006e4872"/>
    </style:style>
    <style:style style:name="P133" style:family="paragraph" style:parent-style-name="Table_20_Contents">
      <style:text-properties officeooo:rsid="006e4872" officeooo:paragraph-rsid="0071638e"/>
    </style:style>
    <style:style style:name="P134" style:family="paragraph" style:parent-style-name="Table_20_Contents">
      <style:text-properties officeooo:rsid="006e4872" officeooo:paragraph-rsid="00739bce"/>
    </style:style>
    <style:style style:name="P135" style:family="paragraph" style:parent-style-name="Table_20_Contents">
      <style:text-properties officeooo:rsid="006e4872" officeooo:paragraph-rsid="007da059"/>
    </style:style>
    <style:style style:name="P136" style:family="paragraph" style:parent-style-name="Table_20_Contents">
      <style:text-properties officeooo:rsid="00739bce" officeooo:paragraph-rsid="00739bce"/>
    </style:style>
    <style:style style:name="P137" style:family="paragraph" style:parent-style-name="Table_20_Contents">
      <style:text-properties officeooo:rsid="00739bce" officeooo:paragraph-rsid="007da059"/>
    </style:style>
    <style:style style:name="P138" style:family="paragraph" style:parent-style-name="Table_20_Contents">
      <style:text-properties officeooo:rsid="007da059" officeooo:paragraph-rsid="007da059"/>
    </style:style>
    <style:style style:name="P139" style:family="paragraph" style:parent-style-name="Standard">
      <style:text-properties style:font-name="Liberation Serif" fo:font-size="10.5pt" fo:font-style="normal" fo:font-weight="normal" officeooo:paragraph-rsid="006e4872" style:font-size-asian="10.5pt" style:font-style-asian="normal" style:font-weight-asian="normal" style:font-size-complex="10.5pt"/>
    </style:style>
    <style:style style:name="P140" style:family="paragraph" style:parent-style-name="Standard">
      <style:text-properties style:font-name="Liberation Serif" fo:font-size="10.5pt" fo:font-style="normal" fo:font-weight="normal" officeooo:paragraph-rsid="0071638e" style:font-size-asian="10.5pt" style:font-style-asian="normal" style:font-weight-asian="normal" style:font-size-complex="10.5pt"/>
    </style:style>
    <style:style style:name="P141" style:family="paragraph" style:parent-style-name="Standard">
      <style:text-properties style:font-name="Liberation Serif" fo:font-size="10.5pt" fo:font-style="normal" fo:font-weight="normal" officeooo:paragraph-rsid="00739bce" style:font-size-asian="10.5pt" style:font-style-asian="normal" style:font-weight-asian="normal" style:font-size-complex="10.5pt"/>
    </style:style>
    <style:style style:name="P142" style:family="paragraph" style:parent-style-name="Standard">
      <style:text-properties style:font-name="Liberation Serif" fo:font-size="10.5pt" fo:font-style="normal" style:text-underline-style="none" fo:font-weight="normal" officeooo:rsid="0068fbac" officeooo:paragraph-rsid="007da059" style:font-size-asian="10.5pt" style:font-style-asian="normal" style:font-weight-asian="normal" style:font-size-complex="10.5pt"/>
    </style:style>
    <style:style style:name="P143" style:family="paragraph">
      <loext:graphic-properties draw:fill-color="#ffffff"/>
      <style:text-properties fo:font-size="12pt"/>
    </style:style>
    <style:style style:name="P144" style:family="paragraph">
      <loext:graphic-properties draw:fill-color="#ffffff"/>
    </style:style>
    <style:style style:name="P145" style:family="paragraph">
      <style:paragraph-properties fo:text-align="center"/>
    </style:style>
    <style:style style:name="P146" style:family="paragraph">
      <loext:graphic-properties draw:fill="none" draw:fill-color="#ffffff"/>
    </style:style>
    <style:style style:name="P147" style:family="paragraph">
      <loext:graphic-properties draw:fill-color="#000000"/>
    </style:style>
    <style:style style:name="P148" style:family="paragraph">
      <loext:graphic-properties draw:fill-color="#000000" draw:opacity="99%"/>
      <style:paragraph-properties fo:text-align="center"/>
    </style:style>
    <style:style style:name="P149" style:family="paragraph">
      <loext:graphic-properties draw:fill="none" draw:fill-color="#ffffff"/>
      <style:text-properties fo:font-size="12pt"/>
    </style:style>
    <style:style style:name="P150" style:family="paragraph">
      <loext:graphic-properties draw:fill-color="#000000"/>
      <style:paragraph-properties fo:text-align="center"/>
    </style:style>
    <style:style style:name="P151" style:family="paragraph">
      <style:paragraph-properties fo:text-align="center"/>
      <style:text-properties fo:font-size="12pt"/>
    </style:style>
    <style:style style:name="P152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068e27"/>
    </style:style>
    <style:style style:name="T2" style:family="text">
      <style:text-properties officeooo:rsid="001a14cc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Liberation Serif" fo:font-style="normal" fo:font-weight="normal" style:font-style-asian="normal" style:font-weight-asian="normal"/>
    </style:style>
    <style:style style:name="T5" style:family="text">
      <style:text-properties style:font-name="Liberation Serif" fo:font-style="normal" fo:font-weight="normal" officeooo:rsid="004c78be" style:font-style-asian="normal" style:font-weight-asian="normal"/>
    </style:style>
    <style:style style:name="T6" style:family="text">
      <style:text-properties style:font-name="Liberation Serif" fo:font-style="normal" fo:font-weight="bold" style:font-style-asian="normal" style:font-weight-asian="bold" style:font-weight-complex="bold"/>
    </style:style>
    <style:style style:name="T7" style:family="text">
      <style:text-properties style:font-name="Liberation Serif" fo:font-style="normal" style:text-underline-style="solid" style:text-underline-width="auto" style:text-underline-color="font-color" fo:font-weight="normal" style:font-style-asian="normal" style:font-weight-asian="normal"/>
    </style:style>
    <style:style style:name="T8" style:family="text">
      <style:text-properties officeooo:rsid="001adadb"/>
    </style:style>
    <style:style style:name="T9" style:family="text">
      <style:text-properties officeooo:rsid="002eb5cb"/>
    </style:style>
    <style:style style:name="T10" style:family="text">
      <style:text-properties officeooo:rsid="002fccd9"/>
    </style:style>
    <style:style style:name="T11" style:family="text">
      <style:text-properties officeooo:rsid="0030a9d7"/>
    </style:style>
    <style:style style:name="T12" style:family="text">
      <style:text-properties officeooo:rsid="0031832f"/>
    </style:style>
    <style:style style:name="T13" style:family="text">
      <style:text-properties officeooo:rsid="0031cd00"/>
    </style:style>
    <style:style style:name="T14" style:family="text">
      <style:text-properties officeooo:rsid="00330342"/>
    </style:style>
    <style:style style:name="T15" style:family="text">
      <style:text-properties officeooo:rsid="0033dead"/>
    </style:style>
    <style:style style:name="T16" style:family="text">
      <style:text-properties officeooo:rsid="004d536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541175"/>
    </style:style>
    <style:style style:name="T19" style:family="text">
      <style:text-properties officeooo:rsid="00585c54"/>
    </style:style>
    <style:style style:name="T20" style:family="text">
      <style:text-properties officeooo:rsid="005bbb64"/>
    </style:style>
    <style:style style:name="T21" style:family="text">
      <style:text-properties officeooo:rsid="005d283f"/>
    </style:style>
    <style:style style:name="T22" style:family="text">
      <style:text-properties officeooo:rsid="0063e503"/>
    </style:style>
    <style:style style:name="T23" style:family="text">
      <style:text-properties officeooo:rsid="00648dfd"/>
    </style:style>
    <style:style style:name="T24" style:family="text">
      <style:text-properties officeooo:rsid="006c7d18"/>
    </style:style>
    <style:style style:name="T25" style:family="text">
      <style:text-properties officeooo:rsid="0071638e"/>
    </style:style>
    <style:style style:name="T26" style:family="text">
      <style:text-properties officeooo:rsid="00739bce"/>
    </style:style>
    <style:style style:name="T27" style:family="text">
      <style:text-properties officeooo:rsid="00752830"/>
    </style:style>
    <style:style style:name="T28" style:family="text">
      <style:text-properties fo:font-size="10.5pt" style:font-size-asian="9pt" style:font-size-complex="10.5pt"/>
    </style:style>
    <style:style style:name="T29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2.385cm" fo:min-width="11.87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632cm" fo:min-width="3.36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5.985cm" fo:min-width="4.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5.364cm" fo:min-width="4.91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5.427cm" fo:min-width="4.561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5.637cm" fo:min-width="4.7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891cm" fo:min-width="4.83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000000" draw:textarea-horizontal-align="justify" draw:textarea-vertical-align="middle" draw:auto-grow-height="false" fo:min-height="0.891cm" fo:min-width="3.0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000000" draw:opacity="99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cm" svg:stroke-color="#000000" draw:marker-start-width="0.353cm" draw:marker-end="Fin_20_de_20_línea_20_1" draw:marker-end-width="0.176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cm" draw:marker-start-width="0cm" draw:marker-end-width="0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.9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ff" draw:textarea-horizontal-align="justify" draw:textarea-vertical-align="middle" draw:auto-grow-height="false" fo:min-height="1.632cm" fo:min-width="3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891cm" fo:min-width="4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000000" draw:textarea-horizontal-align="justify" draw:textarea-vertical-align="middle" draw:auto-grow-height="false" fo:min-height="0.891cm" fo:min-width="4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891cm" fo:min-width="4.07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5.879cm" fo:min-width="5.02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4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3cm" svg:stroke-color="#000000" draw:marker-start-width="0cm" draw:marker-end-width="0cm" draw:fill-color="#000000" draw:textarea-horizontal-align="justify" draw:textarea-vertical-align="middle" draw:auto-grow-height="false" fo:min-height="0cm" fo:min-width="0cm" fo:padding-top="0.153cm" fo:padding-bottom="0.153cm" fo:padding-left="0.153cm" fo:padding-right="0.1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15">Clase Flight.</text:p>
      <text:p text:style-name="P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75">Nom<text:span text:style-name="T1">bre </text:span></text:p>
          </table:table-cell>
          <table:table-cell table:style-name="Tabla10.A1" office:value-type="string">
            <text:p text:style-name="P77">Clase </text:p>
          </table:table-cell>
          <table:table-cell table:style-name="Tabla10.C1" office:value-type="string">
            <text:p text:style-name="P77">Escenario</text:p>
          </table:table-cell>
        </table:table-row>
        <table:table-row table:style-name="Tabla10.2">
          <table:table-cell table:style-name="Tabla10.A2" office:value-type="string">
            <text:p text:style-name="P77"><draw:line text:anchor-type="paragraph" draw:z-index="7" draw:name="Forma3" draw:style-name="gr7" draw:text-style-name="P145" svg:x1="8.463cm" svg:y1="1.24cm" svg:x2="10.58cm" svg:y2="1.24cm"><text:p/></draw:line><draw:frame text:anchor-type="paragraph" draw:z-index="8" draw:name="Forma4" draw:style-name="gr8" draw:text-style-name="P146" svg:width="2.262cm" svg:height="0.489cm" svg:x="8.728cm" svg:y="0.758cm"><draw:text-box><text:p>:Flight</text:p></draw:text-box></draw:frame><draw:line text:anchor-type="paragraph" draw:z-index="6" draw:name="Forma2" draw:style-name="gr7" draw:text-style-name="P145" svg:x1="6.996cm" svg:y1="1.647cm" svg:x2="12.217cm" svg:y2="1.647cm"><text:p/></draw:line><draw:frame text:anchor-type="paragraph" draw:z-index="9" draw:name="Forma5" draw:style-name="gr9" draw:text-style-name="P146" svg:width="6.711cm" svg:height="3.897cm" svg:x="7.332cm" svg:y="1.93cm"><draw:text-box><text:p>numberOfFlight = 1</text:p><text:p>portOfShipment = 2</text:p><text:p>hour = 12</text:p><text:p>minute = 34</text:p><text:p>day = 1</text:p><text:p>month<text:tab/>= 4</text:p><text:p>year = 2019</text:p><text:p>destinationCity = “Bogota”</text:p></draw:text-box></draw:frame>setupEscenary1</text:p>
          </table:table-cell>
          <table:table-cell table:style-name="Tabla10.A2" office:value-type="string">
            <text:p text:style-name="P80">Flight</text:p>
          </table:table-cell>
          <table:table-cell table:style-name="Tabla10.C2" office:value-type="string">
            <text:p text:style-name="P79"><draw:custom-shape text:anchor-type="paragraph" draw:z-index="5" draw:name="Forma1" draw:style-name="gr6" draw:text-style-name="P144" svg:width="5.245cm" svg:height="6.15cm" svg:x="0.908cm" svg:y="0.2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 table:style-name="Tabla10.3">
          <table:table-cell table:style-name="Tabla10.A2" office:value-type="string">
            <text:p text:style-name="P82">setupEscenary2</text:p>
          </table:table-cell>
          <table:table-cell table:style-name="Tabla10.A2" office:value-type="string">
            <text:p text:style-name="P82">Flight</text:p>
          </table:table-cell>
          <table:table-cell table:style-name="Tabla10.C2" office:value-type="string">
            <text:p text:style-name="P79"/>
          </table:table-cell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column table:style-name="Tabla2.E"/>
        <table:table-row>
          <table:table-cell table:style-name="Tabla2.A1" table:number-columns-spanned="5" office:value-type="string">
            <text:p text:style-name="P65">Objetivo: <text:span text:style-name="T2">Verificar la inicializacion correcta de los atributo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57">Clase </text:p>
          </table:table-cell>
          <table:table-cell table:style-name="Tabla2.A2" office:value-type="string">
            <text:p text:style-name="P57">Método</text:p>
          </table:table-cell>
          <table:table-cell table:style-name="Tabla2.A2" office:value-type="string">
            <text:p text:style-name="P57">Escenario</text:p>
          </table:table-cell>
          <table:table-cell table:style-name="Tabla2.A2" office:value-type="string">
            <text:p text:style-name="P57">Valor-entrada</text:p>
          </table:table-cell>
          <table:table-cell table:style-name="Tabla2.E2" office:value-type="string">
            <text:p text:style-name="P57">Resultado</text:p>
          </table:table-cell>
        </table:table-row>
        <table:table-row>
          <table:table-cell table:style-name="Tabla2.A2" office:value-type="string">
            <text:p text:style-name="P80">Flight</text:p>
          </table:table-cell>
          <table:table-cell table:style-name="Tabla2.A2" office:value-type="string">
            <text:p text:style-name="P80">checkget<text:span text:style-name="T8">Methods</text:span></text:p>
          </table:table-cell>
          <table:table-cell table:style-name="Tabla2.A2" office:value-type="string">
            <text:p text:style-name="P80">setupEscenary1</text:p>
          </table:table-cell>
          <table:table-cell table:style-name="Tabla2.A2" office:value-type="string">
            <text:p text:style-name="P17">numberOfFlight = 1</text:p>
            <text:p text:style-name="P18">portOfShipment = 2</text:p>
            <text:p text:style-name="P8"><text:s/><text:span text:style-name="T3">hour = 12</text:span></text:p>
            <text:p text:style-name="P8"><text:s/><text:span text:style-name="T3">minute = 34</text:span></text:p>
            <text:p text:style-name="P8"><text:s/><text:span text:style-name="T3">day = 1</text:span></text:p>
            <text:p text:style-name="P8"><text:s/><text:span text:style-name="T3">month</text:span><text:tab/>= 4</text:p>
            <text:p text:style-name="P8"><text:s/><text:span text:style-name="T3">year = 2019</text:span></text:p>
            <text:p text:style-name="P8"><text:s/><text:span text:style-name="T3">destinationCity = “Bogota”</text:span></text:p>
            <text:p text:style-name="P19"><text:s/></text:p>
            <text:p text:style-name="P7"/>
          </table:table-cell>
          <table:table-cell table:style-name="Tabla2.E2" office:value-type="string">
            <text:p text:style-name="P81">True: Se inicializo correctamente los atributos del vuelo con los datos establecidos en el escenario 1.</text:p>
            <text:p text:style-name="P81"/>
            <text:p text:style-name="P80"/>
            <text:p text:style-name="P80"/>
          </table:table-cell>
        </table:table-row>
        <table:table-row>
          <table:table-cell table:style-name="Tabla2.A2" office:value-type="string">
            <text:p text:style-name="P81">Flight</text:p>
          </table:table-cell>
          <table:table-cell table:style-name="Tabla2.A2" office:value-type="string">
            <text:p text:style-name="P81">checksetMethods</text:p>
          </table:table-cell>
          <table:table-cell table:style-name="Tabla2.A2" office:value-type="string">
            <text:p text:style-name="P81">setupEscenary2</text:p>
          </table:table-cell>
          <table:table-cell table:style-name="Tabla2.A2" office:value-type="string">
            <text:p text:style-name="P81"><text:span text:style-name="T21">N</text:span>inguno</text:p>
          </table:table-cell>
          <table:table-cell table:style-name="Tabla2.E2" office:value-type="string">
            <text:p text:style-name="P81">True:</text:p>
            <text:p text:style-name="P81">Se cambiaron correctamente los datos de la clase Flight.</text:p>
          </table:table-cell>
        </table:table-row>
      </table:table>
      <text:p text:style-name="P3"/>
      <text:p text:style-name="P3"/>
      <text:p text:style-name="P3"/>
      <text:p text:style-name="P3"/>
      <text:p text:style-name="P51"/>
      <table:table table:name="Tabla15" table:style-name="Tabla15">
        <table:table-column table:style-name="Tabla15.A"/>
        <table:table-column table:style-name="Tabla15.B"/>
        <table:table-column table:style-name="Tabla15.A"/>
        <table:table-column table:style-name="Tabla15.D"/>
        <table:table-column table:style-name="Tabla15.E"/>
        <text:soft-page-break/>
        <table:table-row>
          <table:table-cell table:style-name="Tabla15.A1" table:number-columns-spanned="5" office:value-type="string">
            <text:p text:style-name="P70">Objetivo: <text:span text:style-name="T2">Verificar si se compara correctamente la ciudad de destin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61">Clase </text:p>
          </table:table-cell>
          <table:table-cell table:style-name="Tabla15.A2" office:value-type="string">
            <text:p text:style-name="P61">Método</text:p>
          </table:table-cell>
          <table:table-cell table:style-name="Tabla15.A2" office:value-type="string">
            <text:p text:style-name="P61">Escenario</text:p>
          </table:table-cell>
          <table:table-cell table:style-name="Tabla15.A2" office:value-type="string">
            <text:p text:style-name="P61">Valor-entrada</text:p>
          </table:table-cell>
          <table:table-cell table:style-name="Tabla15.E2" office:value-type="string">
            <text:p text:style-name="P61">Resultado</text:p>
          </table:table-cell>
        </table:table-row>
        <table:table-row>
          <table:table-cell table:style-name="Tabla15.A2" office:value-type="string">
            <text:p text:style-name="P130">Flight</text:p>
          </table:table-cell>
          <table:table-cell table:style-name="Tabla15.A2" office:value-type="string">
            <text:p text:style-name="P130">checkComparatorDestinationCity</text:p>
          </table:table-cell>
          <table:table-cell table:style-name="Tabla15.A2" office:value-type="string">
            <text:p text:style-name="P130">setupEscenary2</text:p>
          </table:table-cell>
          <table:table-cell table:style-name="Tabla15.A2" office:value-type="string">
            <text:p text:style-name="P52"/>
          </table:table-cell>
          <table:table-cell table:style-name="Tabla15.E2" office:value-type="string">
            <text:p text:style-name="P52">True </text:p>
            <text:p text:style-name="Table_20_Contents">Se comparo de manera correcta la ciuda de destino.</text:p>
          </table:table-cell>
        </table:table-row>
      </table:table>
      <text:p text:style-name="P51"/>
      <text:p text:style-name="P54"/>
      <text:p text:style-name="P54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Clase Air<text:span text:style-name="T16">port</text:span>.</text:p>
      <text:p text:style-name="P9"/>
      <text:p text:style-name="P9"/>
      <table:table table:name="Tabla12" table:style-name="Tabla12">
        <table:table-column table:style-name="Tabla12.A"/>
        <table:table-column table:style-name="Tabla12.B" table:number-columns-repeated="2"/>
        <table:table-column table:style-name="Tabla12.D"/>
        <table:table-row>
          <table:table-cell table:style-name="Tabla12.A1" table:number-columns-spanned="2" office:value-type="string">
            <text:p text:style-name="P103">Nombre</text:p>
          </table:table-cell>
          <table:covered-table-cell/>
          <table:table-cell table:style-name="Tabla12.C1" table:number-columns-spanned="2" office:value-type="string">
            <text:p text:style-name="P103">Clase</text:p>
          </table:table-cell>
          <table:covered-table-cell/>
        </table:table-row>
        <table:table-row>
          <table:table-cell table:style-name="Tabla12.A2" table:number-columns-spanned="2" office:value-type="string">
            <text:p text:style-name="P103">setupEscenary1</text:p>
          </table:table-cell>
          <table:covered-table-cell/>
          <table:table-cell table:style-name="Tabla12.C2" table:number-columns-spanned="2" office:value-type="string">
            <text:p text:style-name="P103">Airline</text:p>
          </table:table-cell>
          <table:covered-table-cell/>
        </table:table-row>
        <table:table-row table:style-name="Tabla12.3">
          <table:table-cell table:style-name="Tabla12.C2" table:number-columns-spanned="4" office:value-type="string">
            <text:p text:style-name="P103"><draw:custom-shape text:anchor-type="paragraph" draw:z-index="42" draw:name="Forma1" draw:style-name="gr19" draw:text-style-name="P143" svg:width="3.544cm" svg:height="1.809cm" svg:x="0.577cm" svg:y="0.26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Forma4" draw:style-name="gr8" draw:text-style-name="P146" svg:width="1.479cm" svg:height="0.489cm" svg:x="1.512cm" svg:y="0.339cm"><draw:text-box><text:p>:Airport</text:p></draw:text-box></draw:frame></text:p>
            <text:p text:style-name="P103"><draw:line text:anchor-type="paragraph" draw:z-index="44" draw:name="Forma3" draw:style-name="gr7" draw:text-style-name="P145" svg:x1="1.511cm" svg:y1="0.34cm" svg:x2="2.807cm" svg:y2="0.34cm"><text:p/></draw:line><draw:line text:anchor-type="paragraph" draw:z-index="45" draw:name="Forma3" draw:style-name="gr7" draw:text-style-name="P151" svg:x1="0.574cm" svg:y1="0.523cm" svg:x2="4.12cm" svg:y2="0.5cm"><text:p/></draw:line><draw:frame text:anchor-type="paragraph" draw:z-index="46" draw:name="Forma11" draw:style-name="gr20" draw:text-style-name="P149" svg:width="2.236cm" svg:height="0.519cm" svg:x="0.695cm" svg:y="0.607cm"><draw:text-box><text:p><text:span text:style-name="T28">name: “CLO”</text:span></text:p></draw:text-box></draw:frame><draw:custom-shape text:anchor-type="paragraph" draw:z-index="49" draw:name="Forma7" draw:style-name="gr12" svg:width="4.837cm" svg:height="0.892cm" svg:x="7.458cm" svg:y="0.215cm"><text:p/><draw:enhanced-geometry svg:viewBox="0 0 21600 21600" draw:type="rectangle" draw:enhanced-path="M 0 0 L 21600 0 21600 21600 0 21600 0 0 Z N"/></draw:custom-shape><draw:line text:anchor-type="paragraph" draw:z-index="51" draw:name="Forma9" draw:style-name="gr14" draw:text-style-name="P148" svg:x1="8.376cm" svg:y1="0.242cm" svg:x2="8.376cm" svg:y2="1.133cm"><text:p/></draw:line><draw:custom-shape text:anchor-type="paragraph" draw:z-index="50" draw:name="Forma8" draw:style-name="gr13" draw:text-style-name="P147" svg:width="3.081cm" svg:height="0.892cm" svg:x="9.215cm" svg:y="0.215cm"><text:p/><draw:enhanced-geometry svg:viewBox="0 0 21600 21600" draw:type="rectangle" draw:enhanced-path="M 0 0 L 21600 0 21600 21600 0 21600 0 0 Z N"/></draw:custom-shape></text:p>
            <text:p text:style-name="P103"><draw:line text:anchor-type="paragraph" draw:z-index="47" draw:name="Forma6" draw:style-name="gr16" draw:text-style-name="P150" svg:x1="4.12cm" svg:y1="0.18cm" svg:x2="7.526cm" svg:y2="0.157cm"><text:p/></draw:line><draw:line text:anchor-type="paragraph" draw:z-index="52" draw:name="Forma6" draw:style-name="gr16" draw:text-style-name="P150" svg:x1="7.887cm" svg:y1="0.247cm" svg:x2="5.673cm" svg:y2="1.404cm"><text:p/></draw:line><draw:frame text:anchor-type="paragraph" draw:z-index="61" draw:name="Forma15" draw:style-name="gr8" draw:text-style-name="P146" svg:width="1.324cm" svg:height="0.489cm" svg:x="5.046cm" svg:y="0.085cm"><draw:text-box><text:p>airlines</text:p></draw:text-box></draw:frame><draw:line text:anchor-type="paragraph" draw:z-index="83" draw:name="Forma6" draw:style-name="gr16" draw:text-style-name="P150" svg:x1="8.897cm" svg:y1="0.18cm" svg:x2="9.954cm" svg:y2="1.372cm"><text:p/></draw:line><draw:custom-shape text:anchor-type="paragraph" draw:z-index="84" draw:name="Forma12" draw:style-name="gr27" draw:text-style-name="P147" svg:width="0.096cm" svg:height="0.131cm" svg:x="7.886cm" svg:y="0.116cm"><text:p/>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Forma12" draw:style-name="gr27" draw:text-style-name="P147" svg:width="0.096cm" svg:height="0.131cm" svg:x="8.802cm" svg:y="0.049cm"><text:p/>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6"/>
            <text:p text:style-name="P126"><draw:custom-shape text:anchor-type="paragraph" draw:z-index="1" draw:name="Forma1" draw:style-name="gr2" draw:text-style-name="P143" svg:width="3.544cm" svg:height="1.809cm" svg:x="3.704cm" svg:y="0.4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3" draw:name="Forma1" draw:style-name="gr2" draw:text-style-name="P143" svg:width="3.544cm" svg:height="1.809cm" svg:x="8.225cm" svg:y="0.36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4" draw:name="Forma4" draw:style-name="gr8" draw:text-style-name="P149" svg:width="1.479cm" svg:height="0.489cm" svg:x="9.174cm" svg:y="0.524cm"><draw:text-box><text:p><text:span text:style-name="T29">:Airline</text:span></text:p></draw:text-box></draw:frame><draw:frame text:anchor-type="paragraph" draw:z-index="48" draw:name="Forma4" draw:style-name="gr8" draw:text-style-name="P149" svg:width="1.479cm" svg:height="0.489cm" svg:x="4.664cm" svg:y="0.43cm"><draw:text-box><text:p><text:span text:style-name="T29">:Airline</text:span></text:p></draw:text-box></draw:frame></text:p>
            <text:p text:style-name="P126"><draw:line text:anchor-type="paragraph" draw:z-index="39" draw:name="Forma3" draw:style-name="gr7" draw:text-style-name="P145" svg:x1="4.664cm" svg:y1="0.432cm" svg:x2="6.142cm" svg:y2="0.432cm"><text:p/></draw:line><draw:line text:anchor-type="paragraph" draw:z-index="58" draw:name="Forma3" draw:style-name="gr7" draw:text-style-name="P145" svg:x1="9.174cm" svg:y1="0.404cm" svg:x2="10.652cm" svg:y2="0.404cm"><text:p/></draw:line><draw:line text:anchor-type="paragraph" draw:z-index="56" draw:name="Forma3" draw:style-name="gr7" draw:text-style-name="P145" svg:x1="8.248cm" svg:y1="0.568cm" svg:x2="11.792cm" svg:y2="0.568cm"><text:p/></draw:line><draw:frame text:anchor-type="paragraph" draw:z-index="55" draw:name="Forma11" draw:style-name="gr15" draw:text-style-name="P149" svg:width="3.544cm" svg:height="0.856cm" svg:x="8.463cm" svg:y="0.568cm"><draw:text-box><text:p><text:span text:style-name="T28">name: “Latam”</text:span></text:p><text:p><text:span text:style-name="T28">destinationCity= null </text:span></text:p></draw:text-box></draw:frame></text:p>
            <text:p text:style-name="P126"><draw:frame text:anchor-type="paragraph" draw:z-index="63" draw:name="Forma17" draw:style-name="gr8" draw:text-style-name="P146" svg:width="2.022cm" svg:height="0.489cm" svg:x="12.335cm" svg:y="0.03cm"><draw:text-box><text:p>fights</text:p></draw:text-box></draw:frame><draw:frame text:anchor-type="paragraph" draw:z-index="68" draw:name="Forma17" draw:style-name="gr8" draw:text-style-name="P146" svg:width="0.985cm" svg:height="0.489cm" svg:x="1.946cm" svg:y="0.055cm"><draw:text-box><text:p>fights</text:p></draw:text-box></draw:frame><draw:line text:anchor-type="paragraph" draw:z-index="62" draw:name="Forma16" draw:style-name="gr23" draw:text-style-name="P150" svg:x1="11.792cm" svg:y1="0.534cm" svg:x2="14.549cm" svg:y2="0.534cm"><text:p/></draw:line><draw:line text:anchor-type="paragraph" draw:z-index="57" draw:name="Forma6" draw:style-name="gr16" draw:text-style-name="P152" svg:x1="14.549cm" svg:y1="0.534cm" svg:x2="14.549cm" svg:y2="1.382cm"><text:p/></draw:line><draw:line text:anchor-type="paragraph" draw:z-index="40" draw:name="Forma3" draw:style-name="gr7" draw:text-style-name="P145" svg:x1="3.725cm" svg:y1="0.127cm" svg:x2="7.269cm" svg:y2="0.127cm"><text:p/></draw:line><draw:frame text:anchor-type="paragraph" draw:z-index="41" draw:name="Forma11" draw:style-name="gr15" draw:text-style-name="P149" svg:width="3.544cm" svg:height="0.856cm" svg:x="3.896cm" svg:y="0.127cm"><draw:text-box><text:p><text:span text:style-name="T28">name: “Avianca”</text:span></text:p><text:p><text:span text:style-name="T28">destinationCity= null </text:span></text:p></draw:text-box></draw:frame></text:p>
            <text:p text:style-name="P126"><draw:line text:anchor-type="paragraph" draw:z-index="64" draw:name="Forma6" draw:style-name="gr16" draw:text-style-name="P152" svg:x1="0.968cm" svg:y1="0.231cm" svg:x2="0.968cm" svg:y2="1.079cm"><text:p/></draw:line><draw:line text:anchor-type="paragraph" draw:z-index="67" draw:name="Forma16" draw:style-name="gr23" draw:text-style-name="P150" svg:x1="0.968cm" svg:y1="0.231cm" svg:x2="3.725cm" svg:y2="0.231cm"><text:p/></draw:line></text:p>
            <text:p text:style-name="P126"><draw:custom-shape text:anchor-type="paragraph" draw:z-index="59" draw:name="Forma7" draw:style-name="gr21" svg:width="4.837cm" svg:height="0.892cm" svg:x="11.67cm" svg:y="0.406cm"><text:p/><draw:enhanced-geometry svg:viewBox="0 0 21600 21600" draw:type="rectangle" draw:enhanced-path="M 0 0 L 21600 0 21600 21600 0 21600 0 0 Z N"/></draw:custom-shape><draw:custom-shape text:anchor-type="paragraph" draw:z-index="60" draw:name="Forma8" draw:style-name="gr22" draw:text-style-name="P147" svg:width="4.075cm" svg:height="0.892cm" svg:x="12.432cm" svg:y="0.406cm"><text:p/><draw:enhanced-geometry svg:viewBox="0 0 21600 21600" draw:mirror-horizontal="false" draw:mirror-vertical="false" draw:type="rectangle" draw:enhanced-path="M 0 0 L 21600 0 21600 21600 0 21600 0 0 Z N"/></draw:custom-shape></text:p>
            <text:p text:style-name="P126"><draw:line text:anchor-type="paragraph" draw:z-index="79" draw:name="Forma6" draw:style-name="gr16" draw:text-style-name="P152" svg:x1="4.59cm" svg:y1="0.404cm" svg:x2="2.955cm" svg:y2="1.796cm"><text:p/></draw:line><draw:custom-shape text:anchor-type="paragraph" draw:z-index="81" draw:name="Forma12" draw:style-name="gr27" draw:text-style-name="P147" svg:width="0.003cm" svg:height="0.003cm" svg:x="12.07cm" svg:y="0.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0" draw:name="Forma6" draw:style-name="gr16" draw:text-style-name="P152" svg:x1="12.072cm" svg:y1="0.272cm" svg:x2="12.07cm" svg:y2="1.985cm"><text:p/></draw:line><draw:custom-shape text:anchor-type="paragraph" draw:z-index="65" draw:name="Forma7" draw:style-name="gr12" svg:width="4.837cm" svg:height="0.892cm" svg:x="0cm" svg:y="0cm"><text:p/><draw:enhanced-geometry svg:viewBox="0 0 21600 21600" draw:type="rectangle" draw:enhanced-path="M 0 0 L 21600 0 21600 21600 0 21600 0 0 Z N"/></draw:custom-shape><draw:custom-shape text:anchor-type="paragraph" draw:z-index="66" draw:name="Forma8" draw:style-name="gr24" draw:text-style-name="P147" svg:width="4.075cm" svg:height="0.892cm" svg:x="0cm" svg:y="0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2" draw:name="Forma12" draw:style-name="gr27" draw:text-style-name="P147" svg:width="0.003cm" svg:height="0.025cm" svg:x="4.588cm" svg:y="0.3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6"/>
            <text:p text:style-name="P126"/>
            <text:p text:style-name="P126"><draw:custom-shape text:anchor-type="paragraph" draw:z-index="69" draw:name="Forma1" draw:style-name="gr25" draw:text-style-name="P143" svg:width="5.569cm" svg:height="6.423cm" svg:x="0.407cm" svg:y="0.33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" draw:style-name="gr3" draw:text-style-name="P143" svg:width="5.464cm" svg:height="6.518cm" svg:x="9.375cm" svg:y="0.52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126"><draw:frame text:anchor-type="paragraph" draw:z-index="10" draw:name="Forma4" draw:style-name="gr10" draw:text-style-name="P146" svg:width="1.474cm" svg:height="0.53cm" svg:x="2.337cm" svg:y="0.113cm"><draw:text-box><text:p>:Flight</text:p></draw:text-box></draw:frame></text:p>
            <text:p text:style-name="P126"><draw:line text:anchor-type="paragraph" draw:z-index="71" draw:name="Forma13" draw:style-name="gr17" draw:text-style-name="P151" svg:x1="2.123cm" svg:y1="0.156cm" svg:x2="3.834cm" svg:y2="0.156cm"><text:p/></draw:line><draw:frame text:anchor-type="paragraph" draw:z-index="73" draw:name="Forma4" draw:style-name="gr8" draw:text-style-name="P146" svg:width="1.336cm" svg:height="0.489cm" svg:x="11.578cm" svg:y="0.102cm"><draw:text-box><text:p>:Flight</text:p></draw:text-box></draw:frame></text:p>
            <text:p text:style-name="P128"><draw:frame text:anchor-type="paragraph" draw:z-index="70" draw:name="Forma5" draw:style-name="gr26" draw:text-style-name="P146" svg:width="5.451cm" svg:height="4.758cm" svg:x="0.534cm" svg:y="0.411cm"><draw:text-box><text:p>numberOfFlight = 10</text:p><text:p>portOfShipment = 20</text:p><text:p>hour = 2</text:p><text:p>minute = 05</text:p><text:p>day = 3</text:p><text:p>month<text:tab/>= 9</text:p><text:p>year = 2021</text:p><text:p>destinationCity = “Miami”</text:p></draw:text-box></draw:frame><draw:line text:anchor-type="paragraph" draw:z-index="72" draw:name="Forma13" draw:style-name="gr17" draw:text-style-name="P151" svg:x1="0.416cm" svg:y1="0.044cm" svg:x2="5.985cm" svg:y2="0.017cm"><text:p/></draw:line><draw:line text:anchor-type="paragraph" draw:z-index="74" draw:name="Forma13" draw:style-name="gr17" draw:text-style-name="P151" svg:x1="11.361cm" svg:y1="0.035cm" svg:x2="12.913cm" svg:y2="0.053cm"><text:p/></draw:line><draw:line text:anchor-type="paragraph" draw:z-index="75" draw:name="Forma13" draw:style-name="gr17" draw:text-style-name="P151" svg:x1="9.389cm" svg:y1="0.357cm" svg:x2="14.836cm" svg:y2="0.341cm"><text:p/></draw:line><draw:frame text:anchor-type="paragraph" draw:z-index="76" draw:name="Forma5" draw:style-name="gr11" draw:text-style-name="P146" svg:width="5.426cm" svg:height="4.384cm" svg:x="9.543cm" svg:y="0.474cm"><draw:text-box><text:p>numberOfFlight = 6</text:p><text:p>portOfShipment = 8</text:p><text:p>hour = 1</text:p><text:p>minute = 30</text:p><text:p>day = 9</text:p><text:p>month<text:tab/>= 12</text:p><text:p>year = 2020</text:p><text:p>destinationCity = “New York”</text:p></draw:text-box></draw:frame></text:p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</table:table-cell>
          <table:covered-table-cell/>
          <table:covered-table-cell/>
          <table:covered-table-cell/>
        </table:table-row>
        <table:table-row table:style-name="Tabla12.4">
          <table:table-cell table:style-name="Tabla12.A2" office:value-type="string">
            <text:p text:style-name="P102">Nombre</text:p>
          </table:table-cell>
          <table:table-cell table:style-name="Tabla12.A2" table:number-columns-spanned="2" office:value-type="string">
            <text:p text:style-name="P102">Clase</text:p>
          </table:table-cell>
          <table:covered-table-cell/>
          <table:table-cell table:style-name="Tabla12.C2" office:value-type="string">
            <text:p text:style-name="P102">Escenario</text:p>
          </table:table-cell>
        </table:table-row>
        <table:table-row table:style-name="Tabla12.5">
          <table:table-cell table:style-name="Tabla12.A2" office:value-type="string">
            <text:p text:style-name="P104">setupEscenary2</text:p>
          </table:table-cell>
          <table:table-cell table:style-name="Tabla12.A2" table:number-columns-spanned="2" office:value-type="string">
            <text:p text:style-name="P104">Airport</text:p>
          </table:table-cell>
          <table:covered-table-cell/>
          <table:table-cell table:style-name="Tabla12.C2" office:value-type="string">
            <text:p text:style-name="P103"/>
          </table:table-cell>
        </table:table-row>
      </table:table>
      <text:p text:style-name="P9"/>
      <text:p text:style-name="P9"/>
      <text:p text:style-name="P9"/>
      <text:p text:style-name="P1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ext:soft-page-break/>
        <table:table-row>
          <table:table-cell table:style-name="Tabla7.A1" table:number-columns-spanned="5" office:value-type="string">
            <text:p text:style-name="P67">Objetivo: <text:span text:style-name="T9">Verificar el metodo getAirlines devuelve correctamente la colleción de aerolinea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58">Clase </text:p>
          </table:table-cell>
          <table:table-cell table:style-name="Tabla7.A2" office:value-type="string">
            <text:p text:style-name="P58">Método</text:p>
          </table:table-cell>
          <table:table-cell table:style-name="Tabla7.A2" office:value-type="string">
            <text:p text:style-name="P58">Escenario</text:p>
          </table:table-cell>
          <table:table-cell table:style-name="Tabla7.A2" office:value-type="string">
            <text:p text:style-name="P58">Valor-entrada</text:p>
          </table:table-cell>
          <table:table-cell table:style-name="Tabla7.E2" office:value-type="string">
            <text:p text:style-name="P58">Resultado</text:p>
          </table:table-cell>
        </table:table-row>
        <table:table-row table:style-name="Tabla7.3">
          <table:table-cell table:style-name="Tabla7.A2" office:value-type="string">
            <text:p text:style-name="P97">Airport</text:p>
          </table:table-cell>
          <table:table-cell table:style-name="Tabla7.A2" office:value-type="string">
            <text:p text:style-name="P98">checkGetAirlines</text:p>
          </table:table-cell>
          <table:table-cell table:style-name="Tabla7.A2" office:value-type="string">
            <text:p text:style-name="P98">setupEscenary<text:span text:style-name="T19">1</text:span></text:p>
          </table:table-cell>
          <table:table-cell table:style-name="Tabla7.A2" office:value-type="string">
            <text:p text:style-name="P99"><text:span text:style-name="T17">Airport</text:span>:</text:p>
            <text:p text:style-name="P99">name = “CLO”</text:p>
            <text:p text:style-name="P99"/>
            <text:p text:style-name="P100">Airline:</text:p>
            <text:p text:style-name="P30">name: “Avianca”</text:p>
            <text:p text:style-name="P31">destinationCity= null</text:p>
            <text:p text:style-name="P32">Airline:</text:p>
            <text:p text:style-name="P31">name: “Latam”</text:p>
            <text:p text:style-name="P29">destinationCity= null </text:p>
            <text:p text:style-name="P31"/>
            <text:p text:style-name="P48"><text:span text:style-name="T6">Flight</text:span><text:span text:style-name="T4">:</text:span></text:p>
            <text:p text:style-name="P30"><text:s/>numberOfFlight = 10</text:p>
            <text:p text:style-name="P46"><text:s/><text:span text:style-name="T4">portOfShipment = 20</text:span></text:p>
            <text:p text:style-name="P46"><text:s/><text:span text:style-name="T4">hour = 2</text:span></text:p>
            <text:p text:style-name="P46"><text:s/><text:span text:style-name="T4">minute = 05</text:span></text:p>
            <text:p text:style-name="P46"><text:s/><text:span text:style-name="T4">day = 3</text:span></text:p>
            <text:p text:style-name="P46"><text:s/><text:span text:style-name="T4">month</text:span><text:tab/>= 9</text:p>
            <text:p text:style-name="P46"><text:s/><text:span text:style-name="T4">year = 2021</text:span></text:p>
            <text:p text:style-name="P46"><text:s/><text:span text:style-name="T4">destinationCity = “Miami”</text:span></text:p>
            <text:p text:style-name="P32">Flight:</text:p>
            <text:p text:style-name="P29"><text:s/>numberOfFlight = 6</text:p>
            <text:p text:style-name="P46"><text:s/><text:span text:style-name="T4">portOfShipment = 8</text:span></text:p>
            <text:p text:style-name="P46"><text:s/><text:span text:style-name="T4">hour = 1</text:span></text:p>
            <text:p text:style-name="P46"><text:s/><text:span text:style-name="T4">minute = 30</text:span></text:p>
            <text:p text:style-name="P46"><text:s/><text:span text:style-name="T4">day = 9</text:span></text:p>
            <text:p text:style-name="P46"><text:s/><text:span text:style-name="T4">month</text:span><text:tab/>= 12</text:p>
            <text:p text:style-name="P46"><text:s/><text:span text:style-name="T4">year = 2020</text:span></text:p>
            <text:p text:style-name="P46"><text:s/><text:span text:style-name="T4">destinationCity = “New York”</text:span></text:p>
            <text:p text:style-name="P47"/>
          </table:table-cell>
          <table:table-cell table:style-name="Tabla7.E2" office:value-type="string">
            <text:p text:style-name="P98">True</text:p>
            <text:p text:style-name="P101">El arrays devuelve correctamente la lista de aerolineas.</text:p>
          </table:table-cell>
        </table:table-row>
      </table:table>
      <text:p text:style-name="P11"/>
      <text:p text:style-name="P11"/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107">Objetivo</text:p>
          </table:table-cell>
          <table:table-cell table:style-name="Tabla8.B1" table:number-columns-spanned="4" office:value-type="string">
            <text:p text:style-name="P115">Verificar el metodo loadAirlineNames carga correctamente el arhivo y lo asigna de correctamente al arreglo de airlineNames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107">Clase </text:p>
          </table:table-cell>
          <table:table-cell table:style-name="Tabla8.A2" office:value-type="string">
            <text:p text:style-name="P107">Metodo </text:p>
          </table:table-cell>
          <table:table-cell table:style-name="Tabla8.A2" office:value-type="string">
            <text:p text:style-name="P107">Escenario</text:p>
          </table:table-cell>
          <table:table-cell table:style-name="Tabla8.A2" office:value-type="string">
            <text:p text:style-name="P107">Valor-entrada</text:p>
          </table:table-cell>
          <table:table-cell table:style-name="Tabla8.E2" office:value-type="string">
            <text:p text:style-name="P107">Resultado</text:p>
          </table:table-cell>
        </table:table-row>
        <table:table-row table:style-name="Tabla8.3">
          <table:table-cell table:style-name="Tabla8.A2" office:value-type="string">
            <text:p text:style-name="P111">Aiport </text:p>
          </table:table-cell>
          <table:table-cell table:style-name="Tabla8.A2" office:value-type="string">
            <text:p text:style-name="P111">checkLoadAirlineNames</text:p>
          </table:table-cell>
          <table:table-cell table:style-name="Tabla8.A2" office:value-type="string">
            <text:p text:style-name="P111">setupEscenary2</text:p>
          </table:table-cell>
          <table:table-cell table:style-name="Tabla8.A2" office:value-type="string">
            <text:p text:style-name="P105"/>
          </table:table-cell>
          <table:table-cell table:style-name="Tabla8.E2" office:value-type="string">
            <text:p text:style-name="P112">True.</text:p>
            <text:p text:style-name="P112">El archivo se cargo correctamente al arreglo de airlineNames.</text:p>
          </table:table-cell>
        </table:table-row>
        <table:table-row table:style-name="Tabla8.3">
          <table:table-cell table:style-name="Tabla8.A2" office:value-type="string">
            <text:p text:style-name="P113">Aiport </text:p>
          </table:table-cell>
          <table:table-cell table:style-name="Tabla8.A2" office:value-type="string">
            <text:p text:style-name="P113">checkLoadAirlineNames</text:p>
          </table:table-cell>
          <table:table-cell table:style-name="Tabla8.A2" office:value-type="string">
            <text:p text:style-name="P113">setupEscenary2</text:p>
          </table:table-cell>
          <table:table-cell table:style-name="Tabla8.A2" office:value-type="string">
            <text:p text:style-name="P105"/>
          </table:table-cell>
          <table:table-cell table:style-name="Tabla8.E2" office:value-type="string">
            <text:p text:style-name="P114">True </text:p>
            <text:p text:style-name="P114">El arhivo no se encuentra, por tanto la excepcion se lanzo <text:soft-page-break/>satisfactoriamente.</text:p>
          </table:table-cell>
        </table:table-row>
      </table:table>
      <text:p text:style-name="P11"/>
      <text:p text:style-name="P11"/>
      <text:p text:style-name="P12"/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108">Objetivo</text:p>
          </table:table-cell>
          <table:table-cell table:style-name="Tabla9.B1" table:number-columns-spanned="4" office:value-type="string">
            <text:p text:style-name="P116">Verificar <text:span text:style-name="T22">que el arhivo a cargar este en perfecto estado.</text:span>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108">Clase </text:p>
          </table:table-cell>
          <table:table-cell table:style-name="Tabla9.A2" office:value-type="string">
            <text:p text:style-name="P108">Metodo </text:p>
          </table:table-cell>
          <table:table-cell table:style-name="Tabla9.A2" office:value-type="string">
            <text:p text:style-name="P108">Escenario</text:p>
          </table:table-cell>
          <table:table-cell table:style-name="Tabla9.A2" office:value-type="string">
            <text:p text:style-name="P108">Valor-entrada</text:p>
          </table:table-cell>
          <table:table-cell table:style-name="Tabla9.E2" office:value-type="string">
            <text:p text:style-name="P108">Resultado</text:p>
          </table:table-cell>
        </table:table-row>
        <table:table-row table:style-name="Tabla9.3">
          <table:table-cell table:style-name="Tabla9.A2" office:value-type="string">
            <text:p text:style-name="P116">Airport</text:p>
          </table:table-cell>
          <table:table-cell table:style-name="Tabla9.A2" office:value-type="string">
            <text:p text:style-name="P116">checkLoadData</text:p>
          </table:table-cell>
          <table:table-cell table:style-name="Tabla9.A2" office:value-type="string">
            <text:p text:style-name="P116">setupEscenary2</text:p>
          </table:table-cell>
          <table:table-cell table:style-name="Tabla9.A2" office:value-type="string">
            <text:p text:style-name="P116"/>
          </table:table-cell>
          <table:table-cell table:style-name="Tabla9.E2" office:value-type="string">
            <text:p text:style-name="P119">True </text:p>
            <text:p text:style-name="P119">El arhivo contiene los datos que se usaran en un momento dado</text:p>
          </table:table-cell>
        </table:table-row>
        <table:table-row table:style-name="Tabla9.3">
          <table:table-cell table:style-name="Tabla9.A2" office:value-type="string">
            <text:p text:style-name="P116">Airport</text:p>
          </table:table-cell>
          <table:table-cell table:style-name="Tabla9.A2" office:value-type="string">
            <text:p text:style-name="P116">checkLoadData</text:p>
          </table:table-cell>
          <table:table-cell table:style-name="Tabla9.A2" office:value-type="string">
            <text:p text:style-name="P116">setupEscenary2</text:p>
          </table:table-cell>
          <table:table-cell table:style-name="Tabla9.A2" office:value-type="string">
            <text:p text:style-name="P106"/>
          </table:table-cell>
          <table:table-cell table:style-name="Tabla9.E2" office:value-type="string">
            <text:p text:style-name="P127">True</text:p>
            <text:p text:style-name="P129">El arhivo no tiene el tamaño debido por tanto, lanzo la excepcion de forma satisfactoria.</text:p>
          </table:table-cell>
        </table:table-row>
      </table:table>
      <text:p text:style-name="P12"/>
      <text:p text:style-name="P11"/>
      <text:p text:style-name="P11"/>
      <text:p text:style-name="P11"/>
      <text:p text:style-name="P13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column table:style-name="Tabla11.E"/>
        <table:table-row>
          <table:table-cell table:style-name="Tabla11.A1" office:value-type="string">
            <text:p text:style-name="P109">Objetivo</text:p>
          </table:table-cell>
          <table:table-cell table:style-name="Tabla11.B1" table:number-columns-spanned="4" office:value-type="string">
            <text:p text:style-name="P122">Verificar que <text:span text:style-name="T24">ordenar </text:span><text:s/>por aerolinea se haga correctamente.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109">Clase </text:p>
          </table:table-cell>
          <table:table-cell table:style-name="Tabla11.A2" office:value-type="string">
            <text:p text:style-name="P109">Metodo </text:p>
          </table:table-cell>
          <table:table-cell table:style-name="Tabla11.A2" office:value-type="string">
            <text:p text:style-name="P109">Escenario</text:p>
          </table:table-cell>
          <table:table-cell table:style-name="Tabla11.A2" office:value-type="string">
            <text:p text:style-name="P109">Valor-entrada</text:p>
          </table:table-cell>
          <table:table-cell table:style-name="Tabla11.E2" office:value-type="string">
            <text:p text:style-name="P109">Resultado</text:p>
          </table:table-cell>
        </table:table-row>
        <table:table-row table:style-name="Tabla11.3">
          <table:table-cell table:style-name="Tabla11.A2" office:value-type="string">
            <text:p text:style-name="P117">Airport</text:p>
          </table:table-cell>
          <table:table-cell table:style-name="Tabla11.A2" office:value-type="string">
            <text:p text:style-name="P117">check<text:span text:style-name="T23">SortByAirline</text:span></text:p>
          </table:table-cell>
          <table:table-cell table:style-name="Tabla11.A2" office:value-type="string">
            <text:p text:style-name="P117">setupEscenary<text:span text:style-name="T23">1</text:span></text:p>
          </table:table-cell>
          <table:table-cell table:style-name="Tabla11.A2" office:value-type="string">
            <text:p text:style-name="P117"/>
          </table:table-cell>
          <table:table-cell table:style-name="Tabla11.E2" office:value-type="string">
            <text:p text:style-name="P120">True.</text:p>
            <text:p text:style-name="P124">Las aerolineas se organizaron correctamente en orden de abecedario.</text:p>
          </table:table-cell>
        </table:table-row>
      </table:table>
      <text:p text:style-name="P13"/>
      <table:table table:name="Tabla18" table:style-name="Tabla18">
        <table:table-column table:style-name="Tabla18.A" table:number-columns-repeated="5"/>
        <table:table-row>
          <table:table-cell table:style-name="Tabla18.A1" office:value-type="string">
            <text:p text:style-name="P110">Objetivo</text:p>
          </table:table-cell>
          <table:table-cell table:style-name="Tabla18.B1" table:number-columns-spanned="4" office:value-type="string">
            <text:p text:style-name="P123">Verificar <text:span text:style-name="T27">busqueda por Aerolinea</text:span></text:p>
          </table:table-cell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110">Clase </text:p>
          </table:table-cell>
          <table:table-cell table:style-name="Tabla18.A2" office:value-type="string">
            <text:p text:style-name="P110">Metodo </text:p>
          </table:table-cell>
          <table:table-cell table:style-name="Tabla18.A2" office:value-type="string">
            <text:p text:style-name="P110">Escenario</text:p>
          </table:table-cell>
          <table:table-cell table:style-name="Tabla18.A2" office:value-type="string">
            <text:p text:style-name="P110">Valor-entrada</text:p>
          </table:table-cell>
          <table:table-cell table:style-name="Tabla18.E2" office:value-type="string">
            <text:p text:style-name="P110">Resultado</text:p>
          </table:table-cell>
        </table:table-row>
        <table:table-row table:style-name="Tabla18.3">
          <table:table-cell table:style-name="Tabla18.A2" office:value-type="string">
            <text:p text:style-name="P118">Airport</text:p>
          </table:table-cell>
          <table:table-cell table:style-name="Tabla18.A2" office:value-type="string">
            <text:p text:style-name="P118">check<text:span text:style-name="T23">SearchByAirline</text:span></text:p>
          </table:table-cell>
          <table:table-cell table:style-name="Tabla18.A2" office:value-type="string">
            <text:p text:style-name="P118">setupEscenary<text:span text:style-name="T23">1</text:span></text:p>
          </table:table-cell>
          <table:table-cell table:style-name="Tabla18.A2" office:value-type="string">
            <text:p text:style-name="P118"/>
          </table:table-cell>
          <table:table-cell table:style-name="Tabla18.E2" office:value-type="string">
            <text:p text:style-name="P121">True.</text:p>
            <text:p text:style-name="P125">Se encontro correctamente la aerolinea.</text:p>
          </table:table-cell>
        </table:table-row>
      </table:table>
      <text:p text:style-name="P14"/>
      <text:p text:style-name="P16"/>
      <text:p text:style-name="P16"/>
      <text:p text:style-name="P16"/>
      <text:p text:style-name="P16"><text:soft-page-break/></text:p>
      <text:p text:style-name="P16">Clase Airline</text:p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76">Nom<text:span text:style-name="T1">bre </text:span></text:p>
          </table:table-cell>
          <table:table-cell table:style-name="Tabla3.A1" office:value-type="string">
            <text:p text:style-name="P78">Clase </text:p>
          </table:table-cell>
          <table:table-cell table:style-name="Tabla3.C1" office:value-type="string">
            <text:p text:style-name="P78">Escenario</text:p>
          </table:table-cell>
        </table:table-row>
        <table:table-row table:style-name="Tabla3.2">
          <table:table-cell table:style-name="Tabla3.A2" office:value-type="string">
            <text:p text:style-name="P78"><draw:frame text:anchor-type="paragraph" draw:z-index="11" draw:name="Forma5" draw:style-name="gr11" draw:text-style-name="P146" svg:width="4.945cm" svg:height="4.384cm" svg:x="4.685cm" svg:y="3.791cm"><draw:text-box><text:p>numberOfFlight = 3</text:p><text:p>portOfShipment = 50</text:p><text:p>hour = 10</text:p><text:p>minute = 05</text:p><text:p>day = 3</text:p><text:p>month<text:tab/>= 9</text:p><text:p>year = 2021</text:p><text:p>destinationCity = “Miami”</text:p></draw:text-box></draw:frame><draw:custom-shape text:anchor-type="paragraph" draw:z-index="4" draw:name="Forma1" draw:style-name="gr5" draw:text-style-name="P143" svg:width="5.053cm" svg:height="5.919cm" svg:x="4.57cm" svg:y="2.51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" draw:style-name="gr4" draw:text-style-name="P143" svg:width="5.448cm" svg:height="5.894cm" svg:x="10.8cm" svg:y="2.57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4" draw:name="Forma4" draw:style-name="gr8" draw:text-style-name="P146" svg:width="1.336cm" svg:height="0.489cm" svg:x="13.021cm" svg:y="2.81cm"><draw:text-box><text:p>:Flight</text:p></draw:text-box></draw:frame><draw:line text:anchor-type="paragraph" draw:z-index="25" draw:name="Forma13" draw:style-name="gr17" draw:text-style-name="P151" svg:x1="6.008cm" svg:y1="3.253cm" svg:x2="7.56cm" svg:y2="3.271cm"><text:p/></draw:line><draw:line text:anchor-type="paragraph" draw:z-index="26" draw:name="Forma13" draw:style-name="gr17" draw:text-style-name="P151" svg:x1="12.804cm" svg:y1="3.351cm" svg:x2="14.356cm" svg:y2="3.369cm"><text:p/></draw:line><draw:line text:anchor-type="paragraph" draw:z-index="27" draw:name="Forma13" draw:style-name="gr17" draw:text-style-name="P151" svg:x1="4.577cm" svg:y1="3.59cm" svg:x2="9.629cm" svg:y2="3.601cm"><text:p/></draw:line><draw:line text:anchor-type="paragraph" draw:z-index="28" draw:name="Forma13" draw:style-name="gr17" draw:text-style-name="P151" svg:x1="10.832cm" svg:y1="3.673cm" svg:x2="16.279cm" svg:y2="3.657cm"><text:p/></draw:line><draw:frame text:anchor-type="paragraph" draw:z-index="29" draw:name="Forma5" draw:style-name="gr11" draw:text-style-name="P146" svg:width="5.426cm" svg:height="4.384cm" svg:x="10.986cm" svg:y="3.791cm"><draw:text-box><text:p>numberOfFlight = 6</text:p><text:p>portOfShipment = 8</text:p><text:p>hour = 2</text:p><text:p>minute = 30</text:p><text:p>day = 9</text:p><text:p>month<text:tab/>= 12</text:p><text:p>year = 2020</text:p><text:p>destinationCity = “New York”</text:p></draw:text-box></draw:frame>setupEscenary1</text:p>
          </table:table-cell>
          <table:table-cell table:style-name="Tabla3.A2" office:value-type="string">
            <text:p text:style-name="P93">Airline</text:p>
          </table:table-cell>
          <table:table-cell table:style-name="Tabla3.C2" office:value-type="string">
            <text:p text:style-name="P94"><draw:custom-shape text:anchor-type="paragraph" draw:z-index="12" draw:name="Forma1" draw:style-name="gr2" draw:text-style-name="P143" svg:width="3.544cm" svg:height="1.809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Forma9" draw:style-name="gr14" draw:text-style-name="P148" svg:x1="8.306cm" svg:y1="0.136cm" svg:x2="8.306cm" svg:y2="1.027cm"><text:p/></draw:line><draw:frame text:anchor-type="paragraph" draw:z-index="13" draw:name="Forma4" draw:style-name="gr8" draw:text-style-name="P146" svg:width="1.479cm" svg:height="0.489cm" svg:x="0.938cm" svg:y="0.18cm"><draw:text-box><text:p>:Airline</text:p></draw:text-box></draw:frame><draw:custom-shape text:anchor-type="paragraph" draw:z-index="15" draw:name="Forma7" draw:style-name="gr12" svg:width="4.837cm" svg:height="0.892cm" svg:x="7.336cm" svg:y="0.143cm"><text:p/><draw:enhanced-geometry svg:viewBox="0 0 21600 21600" draw:type="rectangle" draw:enhanced-path="M 0 0 L 21600 0 21600 21600 0 21600 0 0 Z N"/></draw:custom-shape><draw:custom-shape text:anchor-type="paragraph" draw:z-index="16" draw:name="Forma8" draw:style-name="gr13" draw:text-style-name="P147" svg:width="3.081cm" svg:height="0.892cm" svg:x="9.093cm" svg:y="0.143cm"><text:p/><draw:enhanced-geometry svg:viewBox="0 0 21600 21600" draw:type="rectangle" draw:enhanced-path="M 0 0 L 21600 0 21600 21600 0 21600 0 0 Z N"/></draw:custom-shape></text:p>
            <text:p text:style-name="P94"><draw:custom-shape text:anchor-type="paragraph" draw:z-index="77" draw:name="Forma12" draw:style-name="gr27" draw:text-style-name="P147" svg:width="0.003cm" svg:height="0.003cm" svg:x="8.583cm" svg:y="0.2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8" draw:name="Forma4" draw:style-name="gr8" draw:text-style-name="P146" svg:width="1.336cm" svg:height="0.489cm" svg:x="1.847cm" svg:y="2.277cm"><draw:text-box><text:p>:Flight</text:p></draw:text-box></draw:frame><draw:line text:anchor-type="paragraph" draw:z-index="14" draw:name="Forma3" draw:style-name="gr7" draw:text-style-name="P145" svg:x1="0.938cm" svg:y1="0.181cm" svg:x2="2.234cm" svg:y2="0.181cm"><text:p/></draw:line><draw:line text:anchor-type="paragraph" draw:z-index="19" draw:name="Forma3" draw:style-name="gr7" draw:text-style-name="P145" svg:x1="0cm" svg:y1="0.345cm" svg:x2="3.544cm" svg:y2="0.324cm"><text:p/></draw:line><draw:frame text:anchor-type="paragraph" draw:z-index="20" draw:name="Forma11" draw:style-name="gr15" draw:text-style-name="P149" svg:width="3.544cm" svg:height="0.856cm" svg:x="0.242cm" svg:y="0.346cm"><draw:text-box><text:p><text:span text:style-name="T28">name: “Avianca”</text:span></text:p><text:p><text:span text:style-name="T28">destinationCity= null </text:span></text:p></draw:text-box></draw:frame><draw:line text:anchor-type="paragraph" draw:z-index="23" draw:name="Forma6" draw:style-name="gr16" draw:text-style-name="P150" svg:x1="8.583cm" svg:y1="0.078cm" svg:x2="9.093cm" svg:y2="2.087cm"><text:p/></draw:line><draw:line text:anchor-type="paragraph" draw:z-index="22" draw:name="Forma6" draw:style-name="gr16" draw:text-style-name="P150" svg:x1="7.765cm" svg:y1="0.198cm" svg:x2="2.293cm" svg:y2="2.029cm"><text:p/></draw:line><draw:custom-shape text:anchor-type="paragraph" draw:z-index="86" draw:name="Forma12" draw:style-name="gr27" draw:text-style-name="P147" svg:width="0.003cm" svg:height="0.003cm" svg:x="7.765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a6" draw:style-name="gr16" draw:text-style-name="P150" svg:x1="3.544cm" svg:y1="0.466cm" svg:x2="7.336cm" svg:y2="0.198cm"><text:p/></draw:line><draw:frame text:anchor-type="paragraph" draw:z-index="18" draw:name="Forma10" draw:style-name="gr8" draw:text-style-name="P146" svg:width="1.541cm" svg:height="0.489cm" svg:x="4.738cm" svg:y="0.321cm"><draw:text-box><text:p>flights</text:p></draw:text-box></draw:frame></text:p>
          </table:table-cell>
        </table:table-row>
        <table:table-row table:style-name="Tabla3.3">
          <table:table-cell table:style-name="Tabla3.A2" office:value-type="string">
            <text:p text:style-name="P83">setupEscenary2</text:p>
          </table:table-cell>
          <table:table-cell table:style-name="Tabla3.A2" office:value-type="string">
            <text:p text:style-name="P93">Airline</text:p>
          </table:table-cell>
          <table:table-cell table:style-name="Tabla3.C2" office:value-type="string">
            <text:p text:style-name="P95"><draw:custom-shape text:anchor-type="paragraph" draw:z-index="30" draw:name="Forma1" draw:style-name="gr1" draw:text-style-name="P143" svg:width="12.133cm" svg:height="2.643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2" draw:name="Forma4" draw:style-name="gr8" draw:text-style-name="P146" svg:width="1.481cm" svg:height="0.489cm" svg:x="5.288cm" svg:y="0.3cm"><draw:text-box><text:p>:Airline</text:p></draw:text-box></draw:frame></text:p>
            <text:p text:style-name="P95"><draw:line text:anchor-type="paragraph" draw:z-index="33" draw:name="Forma13" draw:style-name="gr17" draw:text-style-name="P151" svg:x1="5.287cm" svg:y1="0.282cm" svg:x2="6.842cm" svg:y2="0.302cm"><text:p/></draw:line></text:p>
            <text:p text:style-name="P95"><draw:line text:anchor-type="paragraph" draw:z-index="31" draw:name="Forma3" draw:style-name="gr7" draw:text-style-name="P145" svg:x1="0.023cm" svg:y1="0.159cm" svg:x2="12.155cm" svg:y2="0.159cm"><text:p/></draw:line><draw:frame text:anchor-type="paragraph" draw:z-index="34" draw:name="Forma14" draw:style-name="gr18" draw:text-style-name="P146" svg:width="11.715cm" svg:height="1.463cm" svg:x="0.129cm" svg:y="0.159cm"><draw:text-box><text:p>name = “Latam”</text:p><text:p>destinationCity = {“Madrid”, “Barcelona, “Roma”, “Florencia”, “Bogota”, “Medellin”, “Paris”, “Londres”}</text:p></draw:text-box></draw:frame><draw:frame text:anchor-type="paragraph" draw:z-index="38" draw:name="Forma14" draw:style-name="gr18" draw:text-style-name="P146" svg:width="11.715cm" svg:height="1.463cm" svg:x="0.273cm" svg:y="3.752cm"><draw:text-box><text:p>name = “Copa Airlines”</text:p><text:p>destinationCity = null</text:p></draw:text-box></draw:frame></text:p>
            <text:p text:style-name="P95"/>
            <text:p text:style-name="P95"/>
            <text:p text:style-name="P95"/>
          </table:table-cell>
        </table:table-row>
        <table:table-row table:style-name="Tabla3.4">
          <table:table-cell table:style-name="Tabla3.A2" office:value-type="string">
            <text:p text:style-name="P84"><draw:line text:anchor-type="paragraph" draw:z-index="36" draw:name="Forma13" draw:style-name="gr17" draw:text-style-name="P151" svg:x1="9.397cm" svg:y1="0.785cm" svg:x2="10.952cm" svg:y2="0.805cm"><text:p/></draw:line><draw:line text:anchor-type="paragraph" draw:z-index="37" draw:name="Forma3" draw:style-name="gr7" draw:text-style-name="P145" svg:x1="4.521cm" svg:y1="0.972cm" svg:x2="16.653cm" svg:y2="0.972cm"><text:p/></draw:line>setupEscenary<text:span text:style-name="T13">3</text:span></text:p>
          </table:table-cell>
          <table:table-cell table:style-name="Tabla3.A2" office:value-type="string">
            <text:p text:style-name="P87">Airline</text:p>
          </table:table-cell>
          <table:table-cell table:style-name="Tabla3.C2" office:value-type="string">
            <text:p text:style-name="P95"><draw:custom-shape text:anchor-type="paragraph" draw:z-index="0" draw:name="Forma1" draw:style-name="gr1" draw:text-style-name="P143" svg:width="12.133cm" svg:height="2.643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Forma4" draw:style-name="gr8" draw:text-style-name="P146" svg:width="1.481cm" svg:height="0.489cm" svg:x="4.974cm" svg:y="0.296cm"><draw:text-box><text:p>:Airline</text:p></draw:text-box></draw:frame></text:p>
          </table:table-cell>
        </table:table-row>
        <table:table-row table:style-name="Tabla3.4">
          <table:table-cell table:style-name="Tabla3.A2" office:value-type="string">
            <text:p text:style-name="P96">setupEscenary4</text:p>
          </table:table-cell>
          <table:table-cell table:style-name="Tabla3.A2" office:value-type="string">
            <text:p text:style-name="P96">Airline</text:p>
          </table:table-cell>
          <table:table-cell table:style-name="Tabla3.C2" office:value-type="string">
            <text:p text:style-name="P95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ext:soft-page-break/>
        <table:table-row>
          <table:table-cell table:style-name="Tabla1.A1" table:number-columns-spanned="5" office:value-type="string">
            <text:p text:style-name="P65">Objetivo: <text:span text:style-name="T9">Verificar el metodo getFlights devuelve correctamente la colleción de vuelo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7">Clase </text:p>
          </table:table-cell>
          <table:table-cell table:style-name="Tabla1.A2" office:value-type="string">
            <text:p text:style-name="P57">Método</text:p>
          </table:table-cell>
          <table:table-cell table:style-name="Tabla1.A2" office:value-type="string">
            <text:p text:style-name="P57">Escenario</text:p>
          </table:table-cell>
          <table:table-cell table:style-name="Tabla1.A2" office:value-type="string">
            <text:p text:style-name="P57">Valor-entrada</text:p>
          </table:table-cell>
          <table:table-cell table:style-name="Tabla1.E2" office:value-type="string">
            <text:p text:style-name="P57">Resultado</text:p>
          </table:table-cell>
        </table:table-row>
        <table:table-row>
          <table:table-cell table:style-name="Tabla1.A2" office:value-type="string">
            <text:p text:style-name="P91">Airline </text:p>
          </table:table-cell>
          <table:table-cell table:style-name="Tabla1.A2" office:value-type="string">
            <text:p text:style-name="P92">checkGetFlights</text:p>
          </table:table-cell>
          <table:table-cell table:style-name="Tabla1.A2" office:value-type="string">
            <text:p text:style-name="P92">setupEscenary1</text:p>
          </table:table-cell>
          <table:table-cell table:style-name="Tabla1.A2" office:value-type="string">
            <text:p text:style-name="P35"><text:s/><text:span text:style-name="T4">name: “Avianca”</text:span></text:p>
            <text:p text:style-name="P34"><text:s/><text:span text:style-name="T4">destinationCity= null</text:span></text:p>
            <text:p text:style-name="P36"><text:s/>Flight 1:</text:p>
            <text:p text:style-name="P21"><text:s/>numberOfFlight = 3</text:p>
            <text:p text:style-name="P34"><text:s/><text:span text:style-name="T4">portOfShipment = 50</text:span></text:p>
            <text:p text:style-name="P34"><text:s/><text:span text:style-name="T4">hour = 10</text:span></text:p>
            <text:p text:style-name="P34"><text:s/><text:span text:style-name="T4">minute = 05</text:span></text:p>
            <text:p text:style-name="P34"><text:s/><text:span text:style-name="T4">day = 3</text:span></text:p>
            <text:p text:style-name="P34"><text:s/><text:span text:style-name="T4">month</text:span><text:tab/>= 9</text:p>
            <text:p text:style-name="P34"><text:s/><text:span text:style-name="T4">year = 2021</text:span></text:p>
            <text:p text:style-name="P34"><text:s/><text:span text:style-name="T4">destinationCity = “Miami”</text:span></text:p>
            <text:p text:style-name="P22">Flight 2:</text:p>
            <text:p text:style-name="P20"><text:s/>numberOfFlight = 6</text:p>
            <text:p text:style-name="P34"><text:s/><text:span text:style-name="T4">portOfShipment = 8</text:span></text:p>
            <text:p text:style-name="P34"><text:s/><text:span text:style-name="T4">hour = </text:span><text:span text:style-name="T5">2</text:span></text:p>
            <text:p text:style-name="P34"><text:s/><text:span text:style-name="T4">minute = 30</text:span></text:p>
            <text:p text:style-name="P34"><text:s/><text:span text:style-name="T4">day = 9</text:span></text:p>
            <text:p text:style-name="P34"><text:s/><text:span text:style-name="T4">month</text:span><text:tab/>= 12</text:p>
            <text:p text:style-name="P34"><text:s/><text:span text:style-name="T4">year = 2020</text:span></text:p>
            <text:p text:style-name="P34"><text:s/><text:span text:style-name="T4">destinationCity = “New York”</text:span></text:p>
            <text:p text:style-name="P20"/>
            <text:p text:style-name="P35"/>
          </table:table-cell>
          <table:table-cell table:style-name="Tabla1.E2" office:value-type="string">
            <text:p text:style-name="P92">True.</text:p>
            <text:p text:style-name="P92">El array <text:span text:style-name="T18">devulve</text:span> correctamente la colleción de vuelos.</text:p>
          </table:table-cell>
        </table:table-row>
        <table:table-row>
          <table:table-cell table:style-name="Tabla1.A2" office:value-type="string">
            <text:p text:style-name="P91"/>
          </table:table-cell>
          <table:table-cell table:style-name="Tabla1.A2" office:value-type="string">
            <text:p text:style-name="P92"/>
          </table:table-cell>
          <table:table-cell table:style-name="Tabla1.A2" office:value-type="string">
            <text:p text:style-name="P92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74"/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table:number-columns-spanned="5" office:value-type="string">
            <text:p text:style-name="P65">Objetivo: <text:span text:style-name="T10">Verificar el metodo loadDestinationCity carga correctamente el arhivo y lo asigna de correctamente a arreglo de ciudades de destin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57">Clase </text:p>
          </table:table-cell>
          <table:table-cell table:style-name="Tabla4.A2" office:value-type="string">
            <text:p text:style-name="P57">Método</text:p>
          </table:table-cell>
          <table:table-cell table:style-name="Tabla4.A2" office:value-type="string">
            <text:p text:style-name="P57">Escenario</text:p>
          </table:table-cell>
          <table:table-cell table:style-name="Tabla4.A2" office:value-type="string">
            <text:p text:style-name="P57">Valor-entrada</text:p>
          </table:table-cell>
          <table:table-cell table:style-name="Tabla4.E2" office:value-type="string">
            <text:p text:style-name="P57">Resultado</text:p>
          </table:table-cell>
        </table:table-row>
        <table:table-row>
          <table:table-cell table:style-name="Tabla4.A2" office:value-type="string">
            <text:p text:style-name="P85">Airline </text:p>
          </table:table-cell>
          <table:table-cell table:style-name="Tabla4.A2" office:value-type="string">
            <text:p text:style-name="P85">checkLoad<text:span text:style-name="T11">DestinationCity</text:span></text:p>
          </table:table-cell>
          <table:table-cell table:style-name="Tabla4.A2" office:value-type="string">
            <text:p text:style-name="P86">setupEscenary2</text:p>
          </table:table-cell>
          <table:table-cell table:style-name="Tabla4.A2" office:value-type="string">
            <text:p text:style-name="P3"><text:s/><text:span text:style-name="T3">name = “Latam”</text:span></text:p>
            <text:p text:style-name="Standard"><text:s/><text:span text:style-name="T3">destinationCity = {“Madrid”, “Barcelona, “Roma”, “Florencia”, </text:span>“Bogota”, “Medellin”, “Paris”, “Londres”}</text:p>
            <text:p text:style-name="P3"/>
          </table:table-cell>
          <table:table-cell table:style-name="Tabla4.E2" office:value-type="string">
            <text:p text:style-name="P86">True.</text:p>
            <text:p text:style-name="P86">Se cargo correctamente el archivo y se asigno de forma positiva al arreglo de destinationCity</text:p>
          </table:table-cell>
        </table:table-row>
        <table:table-row>
          <table:table-cell table:style-name="Tabla4.A2" office:value-type="string">
            <text:p text:style-name="P90">Airline</text:p>
          </table:table-cell>
          <table:table-cell table:style-name="Tabla4.A2" office:value-type="string">
            <text:p text:style-name="P90">checkLoadDestinationCity</text:p>
          </table:table-cell>
          <table:table-cell table:style-name="Tabla4.A2" office:value-type="string">
            <text:p text:style-name="P90">setupEscenary<text:span text:style-name="T20">4</text:span></text:p>
          </table:table-cell>
          <table:table-cell table:style-name="Tabla4.A2" office:value-type="string">
            <text:p text:style-name="P3"/>
          </table:table-cell>
          <table:table-cell table:style-name="Tabla4.E2" office:value-type="string">
            <text:p text:style-name="P90">True</text:p>
            <text:p text:style-name="P90">No se encuentra el arhivo, por tanto la excepcion se lanzó satisfactoriamente.</text:p>
          </table:table-cell>
        </table:table-row>
      </table:table>
      <text:p text:style-name="P3"/>
      <table:table table:name="Tabla5" table:style-name="Tabla5">
        <table:table-column table:style-name="Tabla5.A" table:number-columns-repeated="5"/>
        <table:table-row>
          <table:table-cell table:style-name="Tabla5.A1" table:number-columns-spanned="5" office:value-type="string">
            <text:p text:style-name="P66">Objetivo: <text:span text:style-name="T12">Verificar que el nombre lo cambie y lo retorne correctamen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57">Clase </text:p>
          </table:table-cell>
          <table:table-cell table:style-name="Tabla5.A2" office:value-type="string">
            <text:p text:style-name="P57">Método</text:p>
          </table:table-cell>
          <table:table-cell table:style-name="Tabla5.A2" office:value-type="string">
            <text:p text:style-name="P57">Escenario</text:p>
          </table:table-cell>
          <table:table-cell table:style-name="Tabla5.A2" office:value-type="string">
            <text:p text:style-name="P57">Valor-entrada</text:p>
          </table:table-cell>
          <table:table-cell table:style-name="Tabla5.E2" office:value-type="string">
            <text:p text:style-name="P57">Resultado</text:p>
          </table:table-cell>
        </table:table-row>
        <table:table-row>
          <table:table-cell table:style-name="Tabla5.A2" office:value-type="string">
            <text:p text:style-name="P87">Airline</text:p>
          </table:table-cell>
          <table:table-cell table:style-name="Tabla5.A2" office:value-type="string">
            <text:p text:style-name="P87">checkgetNameAndSetName</text:p>
          </table:table-cell>
          <table:table-cell table:style-name="Tabla5.A2" office:value-type="string">
            <text:p text:style-name="P87">setupEscenary3</text:p>
          </table:table-cell>
          <table:table-cell table:style-name="Tabla5.A2" office:value-type="string">
            <text:p text:style-name="P87">name = “CopaAirlines”</text:p>
          </table:table-cell>
          <table:table-cell table:style-name="Tabla5.E2" office:value-type="string">
            <text:p text:style-name="P87">True </text:p>
            <text:p text:style-name="P87">El nombre se retorna de forma <text:soft-page-break/>correcta.</text:p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B"/>
        <table:table-column table:style-name="Tabla6.E"/>
        <table:table-row>
          <table:table-cell table:style-name="Tabla6.A1" table:number-columns-spanned="5" office:value-type="string">
            <text:p text:style-name="P65">Objetivo: <text:span text:style-name="T14">Verificar el correcto funcionamiento del archivo que procedera a leer para llenar el arregl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57">Clase </text:p>
          </table:table-cell>
          <table:table-cell table:style-name="Tabla6.A2" office:value-type="string">
            <text:p text:style-name="P57">Método</text:p>
          </table:table-cell>
          <table:table-cell table:style-name="Tabla6.A2" office:value-type="string">
            <text:p text:style-name="P57">Escenario</text:p>
          </table:table-cell>
          <table:table-cell table:style-name="Tabla6.A2" office:value-type="string">
            <text:p text:style-name="P57">Valor-entrada</text:p>
          </table:table-cell>
          <table:table-cell table:style-name="Tabla6.E2" office:value-type="string">
            <text:p text:style-name="P57">Resultado</text:p>
          </table:table-cell>
        </table:table-row>
        <table:table-row>
          <table:table-cell table:style-name="Tabla6.A2" office:value-type="string">
            <text:p text:style-name="P88">Airline</text:p>
          </table:table-cell>
          <table:table-cell table:style-name="Tabla6.A2" office:value-type="string">
            <text:p text:style-name="P88">checkLoadData</text:p>
          </table:table-cell>
          <table:table-cell table:style-name="Tabla6.A2" office:value-type="string">
            <text:p text:style-name="P88">setupEscenary4</text:p>
          </table:table-cell>
          <table:table-cell table:style-name="Tabla6.A2" office:value-type="string">
            <text:p text:style-name="P74"/>
          </table:table-cell>
          <table:table-cell table:style-name="Tabla6.E2" office:value-type="string">
            <text:p text:style-name="P88">True.</text:p>
            <text:p text:style-name="P88">El arhivo se encuentra en <text:span text:style-name="T15">perfecto estado, tiene los datos pertienentes para proceder a cargarlos.</text:span></text:p>
          </table:table-cell>
        </table:table-row>
        <table:table-row>
          <table:table-cell table:style-name="Tabla6.A2" office:value-type="string">
            <text:p text:style-name="P89">Airline</text:p>
          </table:table-cell>
          <table:table-cell table:style-name="Tabla6.A2" office:value-type="string">
            <text:p text:style-name="P89">checkLoadData</text:p>
          </table:table-cell>
          <table:table-cell table:style-name="Tabla6.A2" office:value-type="string">
            <text:p text:style-name="P89">setupEscenary4</text:p>
          </table:table-cell>
          <table:table-cell table:style-name="Tabla6.A2" office:value-type="string">
            <text:p text:style-name="P74"/>
          </table:table-cell>
          <table:table-cell table:style-name="Tabla6.E2" office:value-type="string">
            <text:p text:style-name="P89">True</text:p>
            <text:p text:style-name="P89">El arhivo no se encuentra por tanto la excepcion se lanzo de forma satisfactoria.</text:p>
          </table:table-cell>
        </table:table-row>
      </table:table>
      <text:p text:style-name="P3"/>
      <text:p text:style-name="P3"/>
      <text:p text:style-name="P49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B"/>
        <table:table-column table:style-name="Tabla13.E"/>
        <table:table-row>
          <table:table-cell table:style-name="Tabla13.A1" table:number-columns-spanned="5" office:value-type="string">
            <text:p text:style-name="P68">Objetivo: <text:span text:style-name="T14">Verificar el correcto funcionamiento del archivo que procedera a leer para llenar el arregl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59">Clase </text:p>
          </table:table-cell>
          <table:table-cell table:style-name="Tabla13.A2" office:value-type="string">
            <text:p text:style-name="P59">Método</text:p>
          </table:table-cell>
          <table:table-cell table:style-name="Tabla13.A2" office:value-type="string">
            <text:p text:style-name="P59">Escenario</text:p>
          </table:table-cell>
          <table:table-cell table:style-name="Tabla13.A2" office:value-type="string">
            <text:p text:style-name="P59">Valor-entrada</text:p>
          </table:table-cell>
          <table:table-cell table:style-name="Tabla13.E2" office:value-type="string">
            <text:p text:style-name="P59">Resultado</text:p>
          </table:table-cell>
        </table:table-row>
        <table:table-row>
          <table:table-cell table:style-name="Tabla13.A2" office:value-type="string">
            <text:p text:style-name="P131">Airline</text:p>
          </table:table-cell>
          <table:table-cell table:style-name="Tabla13.A2" office:value-type="string">
            <text:p text:style-name="P131">checkCompareTo</text:p>
          </table:table-cell>
          <table:table-cell table:style-name="Tabla13.A2" office:value-type="string">
            <text:p text:style-name="P131">setupEscenary3</text:p>
          </table:table-cell>
          <table:table-cell table:style-name="Tabla13.A2" office:value-type="string">
            <text:p text:style-name="P131">AirlineUno.</text:p>
            <text:p text:style-name="P131">name = “Copa Airlines”</text:p>
            <text:p text:style-name="P131">AirlineDos</text:p>
            <text:p text:style-name="P131">name = “Copa Airlines”</text:p>
            <text:p text:style-name="P131">ArlineTres</text:p>
            <text:p text:style-name="P131">name = “Avianca”</text:p>
            <text:p text:style-name="P131">Airline Cuatro</text:p>
            <text:p text:style-name="P131">name = “Latam”</text:p>
          </table:table-cell>
          <table:table-cell table:style-name="Tabla13.E2" office:value-type="string">
            <text:p text:style-name="P131">True.</text:p>
            <text:p text:style-name="P131">Los datos fueron comparados de forma correcta.</text:p>
          </table:table-cell>
        </table:table-row>
      </table:table>
      <text:p text:style-name="P49"/>
      <text:p text:style-name="P5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>
          <table:table-cell table:style-name="Tabla14.A1" table:number-columns-spanned="5" office:value-type="string">
            <text:p text:style-name="P69">Objetivo: <text:span text:style-name="T14">Verificar ordenamiento por numero de vuel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60">Clase </text:p>
          </table:table-cell>
          <table:table-cell table:style-name="Tabla14.A2" office:value-type="string">
            <text:p text:style-name="P60">Método</text:p>
          </table:table-cell>
          <table:table-cell table:style-name="Tabla14.A2" office:value-type="string">
            <text:p text:style-name="P60">Escenario</text:p>
          </table:table-cell>
          <table:table-cell table:style-name="Tabla14.A2" office:value-type="string">
            <text:p text:style-name="P60">Valor-entrada</text:p>
          </table:table-cell>
          <table:table-cell table:style-name="Tabla14.E2" office:value-type="string">
            <text:p text:style-name="P60">Resultado</text:p>
          </table:table-cell>
        </table:table-row>
        <table:table-row>
          <table:table-cell table:style-name="Tabla14.A2" office:value-type="string">
            <text:p text:style-name="P132">Airline</text:p>
          </table:table-cell>
          <table:table-cell table:style-name="Tabla14.A2" office:value-type="string">
            <text:p text:style-name="P132">checkSortByNumberOfFlight</text:p>
          </table:table-cell>
          <table:table-cell table:style-name="Tabla14.A2" office:value-type="string">
            <text:p text:style-name="P132">setupEscenary1</text:p>
          </table:table-cell>
          <table:table-cell table:style-name="Tabla14.A2" office:value-type="string">
            <text:p text:style-name="P26">name: “Avianca”</text:p>
            <text:p text:style-name="P43"><text:s/><text:span text:style-name="T4">destinationCity= null</text:span></text:p>
            <text:p text:style-name="P37"><text:s/>Flight 1:</text:p>
            <text:p text:style-name="P26"><text:s/>numberOfFlight = 3</text:p>
            <text:p text:style-name="P43"><text:s/><text:span text:style-name="T4">portOfShipment = </text:span><text:span text:style-name="T7">50</text:span></text:p>
            <text:p text:style-name="P43"><text:s/><text:span text:style-name="T4">hour = 10</text:span></text:p>
            <text:p text:style-name="P43"><text:soft-page-break/><text:s/><text:span text:style-name="T4">minute = 05</text:span></text:p>
            <text:p text:style-name="P43"><text:s/><text:span text:style-name="T4">day = 3</text:span></text:p>
            <text:p text:style-name="P43"><text:s/><text:span text:style-name="T4">month</text:span><text:tab/>= 9</text:p>
            <text:p text:style-name="P43"><text:s/><text:span text:style-name="T4">year = 2021</text:span></text:p>
            <text:p text:style-name="P43"><text:s/><text:span text:style-name="T4">destinationCity = “Miami”</text:span></text:p>
            <text:p text:style-name="P23">Flight 2:</text:p>
            <text:p text:style-name="P26"><text:s/>numberOfFlight = 6</text:p>
            <text:p text:style-name="P43"><text:s/><text:span text:style-name="T4">portOfShipment = 8</text:span></text:p>
            <text:p text:style-name="P43"><text:s/><text:span text:style-name="T4">hour = </text:span><text:span text:style-name="T5">2</text:span></text:p>
            <text:p text:style-name="P43"><text:s/><text:span text:style-name="T4">minute = 30</text:span></text:p>
            <text:p text:style-name="P43"><text:s/><text:span text:style-name="T4">day = 9</text:span></text:p>
            <text:p text:style-name="P43"><text:s/><text:span text:style-name="T4">month</text:span><text:tab/>= 12</text:p>
            <text:p text:style-name="P43"><text:s/><text:span text:style-name="T4">year = 2020</text:span></text:p>
            <text:p text:style-name="P40"><text:s/><text:span text:style-name="T4">destinationCity = “New York”</text:span></text:p>
          </table:table-cell>
          <table:table-cell table:style-name="Tabla14.E2" office:value-type="string">
            <text:p text:style-name="P132">True </text:p>
            <text:p text:style-name="P132">Se ordeno correctamente el numero de vuelo</text:p>
          </table:table-cell>
        </table:table-row>
      </table:table>
      <text:p text:style-name="P5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table:number-columns-spanned="5" office:value-type="string">
            <text:p text:style-name="P71">Objetivo: <text:span text:style-name="T14">Verificar ordenamiento por ciudad de destin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62">Clase </text:p>
          </table:table-cell>
          <table:table-cell table:style-name="Tabla16.A2" office:value-type="string">
            <text:p text:style-name="P62">Método</text:p>
          </table:table-cell>
          <table:table-cell table:style-name="Tabla16.A2" office:value-type="string">
            <text:p text:style-name="P62">Escenario</text:p>
          </table:table-cell>
          <table:table-cell table:style-name="Tabla16.A2" office:value-type="string">
            <text:p text:style-name="P62">Valor-entrada</text:p>
          </table:table-cell>
          <table:table-cell table:style-name="Tabla16.E2" office:value-type="string">
            <text:p text:style-name="P62">Resultado</text:p>
          </table:table-cell>
        </table:table-row>
        <table:table-row>
          <table:table-cell table:style-name="Tabla16.A2" office:value-type="string">
            <text:p text:style-name="P133">Airline</text:p>
          </table:table-cell>
          <table:table-cell table:style-name="Tabla16.A2" office:value-type="string">
            <text:p text:style-name="P133">checkSortBy<text:span text:style-name="T25">DestinationCity</text:span></text:p>
          </table:table-cell>
          <table:table-cell table:style-name="Tabla16.A2" office:value-type="string">
            <text:p text:style-name="P133">setupEscenary1</text:p>
          </table:table-cell>
          <table:table-cell table:style-name="Tabla16.A2" office:value-type="string">
            <text:p text:style-name="P27">name: “Avianca”</text:p>
            <text:p text:style-name="P44"><text:s/><text:span text:style-name="T4">destinationCity= null</text:span></text:p>
            <text:p text:style-name="P38"><text:s/>Flight 1:</text:p>
            <text:p text:style-name="P27"><text:s/>numberOfFlight = 3</text:p>
            <text:p text:style-name="P44"><text:s/><text:span text:style-name="T4">portOfShipment = 50</text:span></text:p>
            <text:p text:style-name="P44"><text:s/><text:span text:style-name="T4">hour = 10</text:span></text:p>
            <text:p text:style-name="P44"><text:s/><text:span text:style-name="T4">minute = 05</text:span></text:p>
            <text:p text:style-name="P44"><text:s/><text:span text:style-name="T4">day = 3</text:span></text:p>
            <text:p text:style-name="P44"><text:s/><text:span text:style-name="T4">month</text:span><text:tab/>= 9</text:p>
            <text:p text:style-name="P44"><text:s/><text:span text:style-name="T4">year = 2021</text:span></text:p>
            <text:p text:style-name="P44"><text:s/><text:span text:style-name="T4">destinationCity = “Miami”</text:span></text:p>
            <text:p text:style-name="P24">Flight 2:</text:p>
            <text:p text:style-name="P27"><text:s/>numberOfFlight = 6</text:p>
            <text:p text:style-name="P44"><text:s/><text:span text:style-name="T4">portOfShipment = 8</text:span></text:p>
            <text:p text:style-name="P44"><text:s/><text:span text:style-name="T4">hour = </text:span><text:span text:style-name="T5">2</text:span></text:p>
            <text:p text:style-name="P44"><text:s/><text:span text:style-name="T4">minute = 30</text:span></text:p>
            <text:p text:style-name="P44"><text:s/><text:span text:style-name="T4">day = 9</text:span></text:p>
            <text:p text:style-name="P44"><text:s/><text:span text:style-name="T4">month</text:span><text:tab/>= 12</text:p>
            <text:p text:style-name="P44"><text:s/><text:span text:style-name="T4">year = 2020</text:span></text:p>
            <text:p text:style-name="P41"><text:s/><text:span text:style-name="T4">destinationCity = “New York”</text:span></text:p>
          </table:table-cell>
          <table:table-cell table:style-name="Tabla16.E2" office:value-type="string">
            <text:p text:style-name="P133">True </text:p>
            <text:p text:style-name="P133">Se ordeno correctamente <text:span text:style-name="T25">por ciudad de destino los vuelos de la aerolinea.</text:span></text:p>
          </table:table-cell>
        </table:table-row>
      </table:table>
      <text:p text:style-name="P5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row>
          <table:table-cell table:style-name="Tabla17.A1" table:number-columns-spanned="5" office:value-type="string">
            <text:p text:style-name="P72">Objetivo: <text:span text:style-name="T14">Verificar si ordena por puerto de embarqu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63">Clase </text:p>
          </table:table-cell>
          <table:table-cell table:style-name="Tabla17.A2" office:value-type="string">
            <text:p text:style-name="P63">Método</text:p>
          </table:table-cell>
          <table:table-cell table:style-name="Tabla17.A2" office:value-type="string">
            <text:p text:style-name="P63">Escenario</text:p>
          </table:table-cell>
          <table:table-cell table:style-name="Tabla17.A2" office:value-type="string">
            <text:p text:style-name="P63">Valor-entrada</text:p>
          </table:table-cell>
          <table:table-cell table:style-name="Tabla17.E2" office:value-type="string">
            <text:p text:style-name="P63">Resultado</text:p>
          </table:table-cell>
        </table:table-row>
        <table:table-row>
          <table:table-cell table:style-name="Tabla17.A2" office:value-type="string">
            <text:p text:style-name="P134">Airline</text:p>
          </table:table-cell>
          <table:table-cell table:style-name="Tabla17.A2" office:value-type="string">
            <text:p text:style-name="P134">checkSortBy<text:span text:style-name="T26">PortOfShipment</text:span></text:p>
          </table:table-cell>
          <table:table-cell table:style-name="Tabla17.A2" office:value-type="string">
            <text:p text:style-name="P134">setupEscenary1</text:p>
          </table:table-cell>
          <table:table-cell table:style-name="Tabla17.A2" office:value-type="string">
            <text:p text:style-name="P28">name: “Avianca”</text:p>
            <text:p text:style-name="P45"><text:s/><text:span text:style-name="T4">destinationCity= null</text:span></text:p>
            <text:p text:style-name="P39"><text:s/>Flight 1:</text:p>
            <text:p text:style-name="P28"><text:s/>numberOfFlight = 3</text:p>
            <text:p text:style-name="P45"><text:s/><text:span text:style-name="T4">portOfShipment = 50</text:span></text:p>
            <text:p text:style-name="P45"><text:s/><text:span text:style-name="T4">hour = 10</text:span></text:p>
            <text:p text:style-name="P45"><text:s/><text:span text:style-name="T4">minute = 05</text:span></text:p>
            <text:p text:style-name="P45"><text:s/><text:span text:style-name="T4">day = 3</text:span></text:p>
            <text:p text:style-name="P45"><text:s/><text:span text:style-name="T4">month</text:span><text:tab/>= 9</text:p>
            <text:p text:style-name="P45"><text:soft-page-break/><text:s/><text:span text:style-name="T4">year = 2021</text:span></text:p>
            <text:p text:style-name="P45"><text:s/><text:span text:style-name="T4">destinationCity = “Miami”</text:span></text:p>
            <text:p text:style-name="P25">Flight 2:</text:p>
            <text:p text:style-name="P28"><text:s/>numberOfFlight = 6</text:p>
            <text:p text:style-name="P45"><text:s/><text:span text:style-name="T4">portOfShipment = 8</text:span></text:p>
            <text:p text:style-name="P45"><text:s/><text:span text:style-name="T4">hour = </text:span><text:span text:style-name="T5">2</text:span></text:p>
            <text:p text:style-name="P45"><text:s/><text:span text:style-name="T4">minute = 30</text:span></text:p>
            <text:p text:style-name="P45"><text:s/><text:span text:style-name="T4">day = 9</text:span></text:p>
            <text:p text:style-name="P45"><text:s/><text:span text:style-name="T4">month</text:span><text:tab/>= 12</text:p>
            <text:p text:style-name="P45"><text:s/><text:span text:style-name="T4">year = 2020</text:span></text:p>
            <text:p text:style-name="P42"><text:s/><text:span text:style-name="T4">destinationCity = “New York”</text:span></text:p>
          </table:table-cell>
          <table:table-cell table:style-name="Tabla17.E2" office:value-type="string">
            <text:p text:style-name="P134">True </text:p>
            <text:p text:style-name="P136">Se ordenó de forma correcta los puertos de embarques de menor a mayor</text:p>
          </table:table-cell>
        </table:table-row>
      </table:table>
      <text:p text:style-name="P55"/>
      <text:p text:style-name="P56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>
          <table:table-cell table:style-name="Tabla19.A1" table:number-columns-spanned="5" office:value-type="string">
            <text:p text:style-name="P73">Objetivo: <text:span text:style-name="T14">Verificar la busqueda por puerto de embarqu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64">Clase </text:p>
          </table:table-cell>
          <table:table-cell table:style-name="Tabla19.A2" office:value-type="string">
            <text:p text:style-name="P64">Método</text:p>
          </table:table-cell>
          <table:table-cell table:style-name="Tabla19.A2" office:value-type="string">
            <text:p text:style-name="P64">Escenario</text:p>
          </table:table-cell>
          <table:table-cell table:style-name="Tabla19.A2" office:value-type="string">
            <text:p text:style-name="P64">Valor-entrada</text:p>
          </table:table-cell>
          <table:table-cell table:style-name="Tabla19.E2" office:value-type="string">
            <text:p text:style-name="P64">Resultado</text:p>
          </table:table-cell>
        </table:table-row>
        <table:table-row>
          <table:table-cell table:style-name="Tabla19.A2" office:value-type="string">
            <text:p text:style-name="P138">Airline</text:p>
          </table:table-cell>
          <table:table-cell table:style-name="Tabla19.A2" office:value-type="string">
            <text:p text:style-name="P135"/>
          </table:table-cell>
          <table:table-cell table:style-name="Tabla19.A2" office:value-type="string">
            <text:p text:style-name="P135"/>
          </table:table-cell>
          <table:table-cell table:style-name="Tabla19.A2" office:value-type="string">
            <text:p text:style-name="P142"/>
          </table:table-cell>
          <table:table-cell table:style-name="Tabla19.E2" office:value-type="string">
            <text:p text:style-name="P137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4d10e" officeooo:paragraph-rsid="0014d1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scar Ivan Riascos Guevara.</text:p>
        <text:p text:style-name="MP1">A00348434</text:p>
        <text:p text:style-name="MP1"><text:tab/>DISEÑO DE PRUEB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9:37:10.601207737</meta:creation-date>
    <dc:date>2019-04-11T19:24:56.004369329</dc:date>
    <meta:editing-duration>PT22H26M52S</meta:editing-duration>
    <meta:editing-cycles>88</meta:editing-cycles>
    <meta:generator>LibreOffice/6.1.4.2$Linux_X86_64 LibreOffice_project/9d0f32d1f0b509096fd65e0d4bec26ddd1938fd3</meta:generator>
    <meta:document-statistic meta:table-count="19" meta:image-count="0" meta:object-count="0" meta:page-count="10" meta:paragraph-count="360" meta:word-count="942" meta:character-count="6417" meta:non-whitespace-character-count="5698"/>
  </office:meta>
</office:document-meta>
</file>